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13.0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081cm" svg:stroke-color="#3333ff" draw:marker-start-width="0.284cm" draw:marker-end-width="0.284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53cm" svg:stroke-color="#000000" draw:marker-start-width="0.242cm" draw:marker-end-width="0.242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898cm" fo:min-width="2.44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81cm" svg:stroke-color="#ff3333" draw:marker-start-width="0.284cm" draw:marker-end-width="0.284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9900" draw:marker-start-width="0.284cm" draw:marker-end-width="0.284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284cm" draw:marker-end-width="0.284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1.198cm" fo:min-width="0.5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999999" draw:marker-start-width="0.279cm" draw:marker-end-width="0.279cm" draw:fill-color="#cccccc" draw:textarea-horizontal-align="justify" draw:textarea-vertical-align="middle" draw:auto-grow-height="false" fo:min-height="1.198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999999" draw:marker-start-width="0.279cm" draw:marker-end-width="0.279cm" draw:fill-color="#cccccc" draw:textarea-horizontal-align="justify" draw:textarea-vertical-align="middle" draw:auto-grow-height="false" fo:min-height="0cm" fo:min-width="0.048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28cm" svg:stroke-color="#000000" draw:marker-start-width="0.215cm" draw:marker-end-width="0.215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svg:stroke-width="0.053cm" svg:stroke-color="#808080" draw:marker-start-width="0.279cm" draw:marker-end-width="0.279cm" draw:fill-color="#b2b2b2" draw:textarea-horizontal-align="justify" draw:textarea-vertical-align="middle" draw:auto-grow-height="false" fo:min-height="1.198cm" fo:min-width="0.8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8cm" fo:min-width="0.948cm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8cm" fo:min-width="0.948cm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81cm" svg:stroke-color="#ffff00" draw:marker-start-width="0.284cm" draw:marker-end-width="0.284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</style:style>
    <style:style style:name="P14" style:family="paragraph"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3cm" svg:height="0.66cm" svg:x="12.649cm" svg:y="1.6cm">
          <draw:text-box>
            <text:p><text:span text:style-name="T1">Bipolar stepper</text:span></text:p>
          </draw:text-box>
        </draw:frame>
        <draw:line draw:style-name="gr2" draw:text-style-name="P2" draw:layer="layout" svg:x1="8.65cm" svg:y1="16.1cm" svg:x2="9.1cm" svg:y2="16.1cm">
          <text:p/>
        </draw:line>
        <draw:line draw:style-name="gr2" draw:text-style-name="P2" draw:layer="layout" svg:x1="9cm" svg:y1="15.5cm" svg:x2="8.55cm" svg:y2="15.5cm">
          <text:p/>
        </draw:line>
        <draw:frame draw:style-name="gr1" draw:text-style-name="P3" draw:layer="layout" svg:width="18.9cm" svg:height="1.5cm" svg:x="0.96cm" svg:y="26.95cm">
          <draw:text-box>
            <text:p><text:span text:style-name="T2">Author : Pierre ROUZEAU .Licence GFDL1.2 and CC BY-SA</text:span></text:p>
          </draw:text-box>
        </draw:frame>
        <draw:line draw:style-name="gr3" draw:text-style-name="P2" draw:layer="layout" svg:x1="13.3cm" svg:y1="3.756cm" svg:x2="13.3cm" svg:y2="4.1cm">
          <text:p/>
        </draw:line>
        <draw:line draw:style-name="gr4" draw:text-style-name="P2" draw:layer="layout" svg:x1="7.8cm" svg:y1="5cm" svg:x2="10.692cm" svg:y2="5cm">
          <text:p/>
        </draw:line>
        <draw:g>
          <draw:custom-shape draw:style-name="gr5" draw:text-style-name="P4" draw:layer="layout" svg:width="3cm" svg:height="4.2cm" svg:x="4.8cm" svg:y="1.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1.95cm" svg:height="1.356cm" svg:x="5.95cm" svg:y="4.595cm">
            <draw:text-box>
              <text:p text:style-name="P5"><text:span text:style-name="T3">Dir</text:span></text:p>
              <text:p text:style-name="P5"><text:span text:style-name="T1"/></text:p>
            </draw:text-box>
          </draw:frame>
          <draw:frame draw:style-name="gr1" draw:text-style-name="P7" draw:layer="layout" svg:width="1.6cm" svg:height="1.113cm" svg:x="6.6cm" svg:y="4.084cm">
            <draw:text-box>
              <text:p><text:span text:style-name="T3">Step</text:span></text:p>
            </draw:text-box>
          </draw:frame>
          <draw:frame draw:style-name="gr1" draw:text-style-name="P7" draw:layer="layout" svg:width="2.6cm" svg:height="1.12cm" svg:x="5.5cm" svg:y="1.885cm">
            <draw:text-box>
              <text:p><text:span text:style-name="T3">Processor</text:span></text:p>
            </draw:text-box>
          </draw:frame>
        </draw:g>
        <draw:line draw:style-name="gr4" draw:text-style-name="P2" draw:layer="layout" svg:x1="7.8cm" svg:y1="4.5cm" svg:x2="10.7cm" svg:y2="4.5cm">
          <text:p/>
        </draw:line>
        <draw:line draw:style-name="gr3" draw:text-style-name="P2" draw:layer="layout" svg:x1="11.678cm" svg:y1="4.1cm" svg:x2="13.3cm" svg:y2="4.1cm">
          <text:p/>
        </draw:line>
        <draw:line draw:style-name="gr6" draw:text-style-name="P2" draw:layer="layout" svg:x1="11.671cm" svg:y1="4.45cm" svg:x2="13.4cm" svg:y2="4.45cm">
          <text:p/>
        </draw:line>
        <draw:line draw:style-name="gr7" draw:text-style-name="P2" draw:layer="layout" svg:x1="11.7cm" svg:y1="4.95cm" svg:x2="13.5cm" svg:y2="4.95cm">
          <text:p/>
        </draw:line>
        <draw:line draw:style-name="gr8" draw:text-style-name="P2" draw:layer="layout" svg:x1="11.7cm" svg:y1="5.3cm" svg:x2="13.6cm" svg:y2="5.3cm">
          <text:p/>
        </draw:line>
        <draw:custom-shape draw:style-name="gr9" draw:text-style-name="P8" draw:layer="layout" svg:width="1.1cm" svg:height="1.5cm" svg:x="13.65cm" svg:y="2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4cm" svg:height="1.5cm" svg:x="14.75cm" svg:y="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6cm" svg:height="0.2cm" svg:x="15.15cm" svg:y="2.9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3.4cm" svg:y1="3.75cm" svg:x2="13.4cm" svg:y2="4.45cm">
          <text:p/>
        </draw:line>
        <draw:line draw:style-name="gr7" draw:text-style-name="P2" draw:layer="layout" svg:x1="13.5cm" svg:y1="3.761cm" svg:x2="13.5cm" svg:y2="4.95cm">
          <text:p/>
        </draw:line>
        <draw:line draw:style-name="gr8" draw:text-style-name="P2" draw:layer="layout" svg:x1="13.6cm" svg:y1="3.75cm" svg:x2="13.6cm" svg:y2="5.289cm">
          <text:p/>
        </draw:line>
        <draw:custom-shape draw:style-name="gr10" draw:text-style-name="P9" draw:layer="layout" svg:width="0.4cm" svg:height="1.5cm" svg:x="13.25cm" svg:y="2.25cm">
          <text:p/>
          <draw:enhanced-geometry svg:viewBox="0 0 21600 21600" draw:type="rectangle" draw:enhanced-path="M 0 0 L 21600 0 21600 21600 0 21600 0 0 Z N"/>
        </draw:custom-shape>
        <draw:g>
          <draw:line draw:style-name="gr12" draw:text-style-name="P2" draw:layer="layout" svg:x1="13.3cm" svg:y1="5.9cm" svg:x2="13.3cm" svg:y2="5.9cm">
            <text:p/>
          </draw:line>
          <draw:line draw:style-name="gr12" draw:text-style-name="P2" draw:layer="layout" svg:x1="13.3cm" svg:y1="5.9cm" svg:x2="13.3cm" svg:y2="5.9cm">
            <text:p/>
          </draw:line>
          <draw:line draw:style-name="gr12" draw:text-style-name="P2" draw:layer="layout" svg:x1="13.3cm" svg:y1="5.9cm" svg:x2="13.3cm" svg:y2="5.9cm">
            <text:p/>
          </draw:line>
          <draw:line draw:style-name="gr12" draw:text-style-name="P2" draw:layer="layout" svg:x1="13.3cm" svg:y1="5.9cm" svg:x2="13.3cm" svg:y2="5.9cm">
            <text:p/>
          </draw:line>
          <draw:g>
            <draw:line draw:style-name="gr12" draw:text-style-name="P2" draw:layer="layout" svg:x1="13.3cm" svg:y1="5.9cm" svg:x2="13.3cm" svg:y2="5.9cm">
              <text:p/>
            </draw:line>
            <draw:line draw:style-name="gr12" draw:text-style-name="P2" draw:layer="layout" svg:x1="13.3cm" svg:y1="5.9cm" svg:x2="13.3cm" svg:y2="5.9cm">
              <text:p/>
            </draw:line>
            <draw:line draw:style-name="gr12" draw:text-style-name="P2" draw:layer="layout" svg:x1="13.3cm" svg:y1="5.9cm" svg:x2="13.3cm" svg:y2="5.9cm">
              <text:p/>
            </draw:line>
            <draw:line draw:style-name="gr12" draw:text-style-name="P2" draw:layer="layout" svg:x1="13.3cm" svg:y1="5.9cm" svg:x2="13.3cm" svg:y2="5.9cm">
              <text:p/>
            </draw:line>
          </draw:g>
          <draw:g>
            <draw:line draw:style-name="gr12" draw:text-style-name="P2" draw:layer="layout" svg:x1="13.3cm" svg:y1="5.9cm" svg:x2="13.3cm" svg:y2="5.9cm">
              <text:p/>
            </draw:line>
            <draw:line draw:style-name="gr12" draw:text-style-name="P2" draw:layer="layout" svg:x1="13.3cm" svg:y1="5.9cm" svg:x2="13.3cm" svg:y2="5.9cm">
              <text:p/>
            </draw:line>
            <draw:line draw:style-name="gr12" draw:text-style-name="P2" draw:layer="layout" svg:x1="13.3cm" svg:y1="5.9cm" svg:x2="13.3cm" svg:y2="5.9cm">
              <text:p/>
            </draw:line>
            <draw:line draw:style-name="gr12" draw:text-style-name="P2" draw:layer="layout" svg:x1="13.3cm" svg:y1="5.9cm" svg:x2="13.3cm" svg:y2="5.9cm">
              <text:p/>
            </draw:line>
          </draw:g>
          <draw:line draw:style-name="gr12" draw:text-style-name="P2" draw:layer="layout" svg:x1="13.3cm" svg:y1="5.9cm" svg:x2="13.3cm" svg:y2="5.9cm">
            <text:p/>
          </draw:line>
        </draw:g>
        <draw:g>
          <draw:line draw:style-name="gr13" draw:text-style-name="P2" draw:layer="layout" svg:x1="12.05cm" svg:y1="4.2cm" svg:x2="12.05cm" svg:y2="4.35cm">
            <text:p/>
          </draw:line>
          <draw:line draw:style-name="gr13" draw:text-style-name="P2" draw:layer="layout" svg:x1="12.65cm" svg:y1="4.2cm" svg:x2="12.65cm" svg:y2="4.35cm">
            <text:p/>
          </draw:line>
          <draw:line draw:style-name="gr13" draw:text-style-name="P2" draw:layer="layout" svg:x1="12.5cm" svg:y1="4.2cm" svg:x2="12.5cm" svg:y2="4.35cm">
            <text:p/>
          </draw:line>
          <draw:line draw:style-name="gr13" draw:text-style-name="P2" draw:layer="layout" svg:x1="12.35cm" svg:y1="4.2cm" svg:x2="12.35cm" svg:y2="4.35cm">
            <text:p/>
          </draw:line>
          <draw:line draw:style-name="gr13" draw:text-style-name="P2" draw:layer="layout" svg:x1="12.2cm" svg:y1="4.2cm" svg:x2="12.2cm" svg:y2="4.35cm">
            <text:p/>
          </draw:line>
          <draw:line draw:style-name="gr13" draw:text-style-name="P2" draw:layer="layout" svg:x1="12.05cm" svg:y1="4.2cm" svg:x2="12.2cm" svg:y2="4.2cm">
            <text:p/>
          </draw:line>
          <draw:line draw:style-name="gr13" draw:text-style-name="P2" draw:layer="layout" svg:x1="12.65cm" svg:y1="4.2cm" svg:x2="12.8cm" svg:y2="4.2cm">
            <text:p/>
          </draw:line>
          <draw:line draw:style-name="gr13" draw:text-style-name="P2" draw:layer="layout" svg:x1="11.9cm" svg:y1="4.35cm" svg:x2="12.05cm" svg:y2="4.35cm">
            <text:p/>
          </draw:line>
          <draw:line draw:style-name="gr13" draw:text-style-name="P2" draw:layer="layout" svg:x1="12.5cm" svg:y1="4.35cm" svg:x2="12.65cm" svg:y2="4.35cm">
            <text:p/>
          </draw:line>
          <draw:line draw:style-name="gr13" draw:text-style-name="P2" draw:layer="layout" svg:x1="12.2cm" svg:y1="4.35cm" svg:x2="12.35cm" svg:y2="4.35cm">
            <text:p/>
          </draw:line>
          <draw:line draw:style-name="gr13" draw:text-style-name="P2" draw:layer="layout" svg:x1="12.35cm" svg:y1="4.2cm" svg:x2="12.5cm" svg:y2="4.2cm">
            <text:p/>
          </draw:line>
          <draw:line draw:style-name="gr13" draw:text-style-name="P2" draw:layer="layout" svg:x1="12.8cm" svg:y1="4.35cm" svg:x2="12.95cm" svg:y2="4.35cm">
            <text:p/>
          </draw:line>
          <draw:line draw:style-name="gr13" draw:text-style-name="P2" draw:layer="layout" svg:x1="12.8cm" svg:y1="4.2cm" svg:x2="12.8cm" svg:y2="4.35cm">
            <text:p/>
          </draw:line>
        </draw:g>
        <draw:g>
          <draw:line draw:style-name="gr13" draw:text-style-name="P2" draw:layer="layout" svg:x1="12.05cm" svg:y1="5.05cm" svg:x2="12.05cm" svg:y2="5.2cm">
            <text:p/>
          </draw:line>
          <draw:line draw:style-name="gr13" draw:text-style-name="P2" draw:layer="layout" svg:x1="12.65cm" svg:y1="5.05cm" svg:x2="12.65cm" svg:y2="5.2cm">
            <text:p/>
          </draw:line>
          <draw:line draw:style-name="gr13" draw:text-style-name="P2" draw:layer="layout" svg:x1="12.5cm" svg:y1="5.05cm" svg:x2="12.5cm" svg:y2="5.2cm">
            <text:p/>
          </draw:line>
          <draw:line draw:style-name="gr13" draw:text-style-name="P2" draw:layer="layout" svg:x1="12.35cm" svg:y1="5.05cm" svg:x2="12.35cm" svg:y2="5.2cm">
            <text:p/>
          </draw:line>
          <draw:line draw:style-name="gr13" draw:text-style-name="P2" draw:layer="layout" svg:x1="12.2cm" svg:y1="5.05cm" svg:x2="12.2cm" svg:y2="5.2cm">
            <text:p/>
          </draw:line>
          <draw:line draw:style-name="gr13" draw:text-style-name="P2" draw:layer="layout" svg:x1="12.05cm" svg:y1="5.05cm" svg:x2="12.2cm" svg:y2="5.05cm">
            <text:p/>
          </draw:line>
          <draw:line draw:style-name="gr13" draw:text-style-name="P2" draw:layer="layout" svg:x1="12.65cm" svg:y1="5.05cm" svg:x2="12.8cm" svg:y2="5.05cm">
            <text:p/>
          </draw:line>
          <draw:line draw:style-name="gr13" draw:text-style-name="P2" draw:layer="layout" svg:x1="11.9cm" svg:y1="5.2cm" svg:x2="12.05cm" svg:y2="5.2cm">
            <text:p/>
          </draw:line>
          <draw:line draw:style-name="gr13" draw:text-style-name="P2" draw:layer="layout" svg:x1="12.5cm" svg:y1="5.2cm" svg:x2="12.65cm" svg:y2="5.2cm">
            <text:p/>
          </draw:line>
          <draw:line draw:style-name="gr13" draw:text-style-name="P2" draw:layer="layout" svg:x1="12.2cm" svg:y1="5.2cm" svg:x2="12.35cm" svg:y2="5.2cm">
            <text:p/>
          </draw:line>
          <draw:line draw:style-name="gr13" draw:text-style-name="P2" draw:layer="layout" svg:x1="12.35cm" svg:y1="5.05cm" svg:x2="12.5cm" svg:y2="5.05cm">
            <text:p/>
          </draw:line>
          <draw:line draw:style-name="gr13" draw:text-style-name="P2" draw:layer="layout" svg:x1="12.8cm" svg:y1="5.2cm" svg:x2="12.95cm" svg:y2="5.2cm">
            <text:p/>
          </draw:line>
          <draw:line draw:style-name="gr13" draw:text-style-name="P2" draw:layer="layout" svg:x1="12.8cm" svg:y1="5.05cm" svg:x2="12.8cm" svg:y2="5.2cm">
            <text:p/>
          </draw:line>
        </draw:g>
        <draw:line draw:style-name="gr4" draw:text-style-name="P2" draw:layer="layout" svg:x1="7.8cm" svg:y1="16.6cm" svg:x2="10.692cm" svg:y2="16.6cm">
          <text:p/>
        </draw:line>
        <draw:custom-shape draw:style-name="gr5" draw:text-style-name="P4" draw:layer="layout" svg:width="3cm" svg:height="4.2cm" svg:x="4.8cm" svg:y="13.063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1.95cm" svg:height="1.356cm" svg:x="5.95cm" svg:y="16.258cm">
          <draw:text-box>
            <text:p text:style-name="P5"><text:span text:style-name="T3">Dir</text:span></text:p>
            <text:p text:style-name="P5"><text:span text:style-name="T1"/></text:p>
          </draw:text-box>
        </draw:frame>
        <draw:frame draw:style-name="gr1" draw:text-style-name="P7" draw:layer="layout" svg:width="1.6cm" svg:height="1.113cm" svg:x="6.6cm" svg:y="15.747cm">
          <draw:text-box>
            <text:p><text:span text:style-name="T3">Step</text:span></text:p>
          </draw:text-box>
        </draw:frame>
        <draw:frame draw:style-name="gr1" draw:text-style-name="P7" draw:layer="layout" svg:width="2.6cm" svg:height="1.12cm" svg:x="5.5cm" svg:y="13.148cm">
          <draw:text-box>
            <text:p><text:span text:style-name="T3">Processor</text:span></text:p>
          </draw:text-box>
        </draw:frame>
        <draw:line draw:style-name="gr4" draw:text-style-name="P2" draw:layer="layout" svg:x1="7.8cm" svg:y1="16.1cm" svg:x2="10.7cm" svg:y2="16.1cm">
          <text:p/>
        </draw:line>
        <draw:line draw:style-name="gr6" draw:text-style-name="P2" draw:layer="layout" svg:x1="11.671cm" svg:y1="15.806cm" svg:x2="13.05cm" svg:y2="15.806cm">
          <text:p/>
        </draw:line>
        <draw:line draw:style-name="gr8" draw:text-style-name="P2" draw:layer="layout" svg:x1="11.7cm" svg:y1="16.188cm" svg:x2="13.2cm" svg:y2="16.188cm">
          <text:p/>
        </draw:line>
        <draw:custom-shape draw:style-name="gr14" draw:text-style-name="P10" draw:layer="layout" svg:width="1.4cm" svg:height="1.5cm" svg:x="13.35cm" svg:y="13.5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4cm" svg:height="1.5cm" svg:x="14.75cm" svg:y="13.5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6cm" svg:height="0.2cm" svg:x="15.15cm" svg:y="14.188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3.05cm" svg:y1="15.05cm" svg:x2="13.05cm" svg:y2="15.828cm">
          <text:p/>
        </draw:line>
        <draw:line draw:style-name="gr8" draw:text-style-name="P2" draw:layer="layout" svg:x1="13.2cm" svg:y1="15.049cm" svg:x2="13.2cm" svg:y2="16.188cm">
          <text:p/>
        </draw:line>
        <draw:custom-shape draw:style-name="gr10" draw:text-style-name="P9" draw:layer="layout" svg:width="0.4cm" svg:height="1.5cm" svg:x="12.95cm" svg:y="13.538cm">
          <text:p/>
          <draw:enhanced-geometry svg:viewBox="0 0 21600 21600" draw:type="rectangle" draw:enhanced-path="M 0 0 L 21600 0 21600 21600 0 21600 0 0 Z N"/>
        </draw:custom-shape>
        <draw:g>
          <draw:line draw:style-name="gr12" draw:text-style-name="P2" draw:layer="layout" svg:x1="13.3cm" svg:y1="17.188cm" svg:x2="13.3cm" svg:y2="17.188cm">
            <text:p/>
          </draw:line>
          <draw:line draw:style-name="gr12" draw:text-style-name="P2" draw:layer="layout" svg:x1="13.3cm" svg:y1="17.188cm" svg:x2="13.3cm" svg:y2="17.188cm">
            <text:p/>
          </draw:line>
          <draw:line draw:style-name="gr12" draw:text-style-name="P2" draw:layer="layout" svg:x1="13.3cm" svg:y1="17.188cm" svg:x2="13.3cm" svg:y2="17.188cm">
            <text:p/>
          </draw:line>
          <draw:line draw:style-name="gr12" draw:text-style-name="P2" draw:layer="layout" svg:x1="13.3cm" svg:y1="17.188cm" svg:x2="13.3cm" svg:y2="17.188cm">
            <text:p/>
          </draw:line>
          <draw:g>
            <draw:line draw:style-name="gr12" draw:text-style-name="P2" draw:layer="layout" svg:x1="13.3cm" svg:y1="17.188cm" svg:x2="13.3cm" svg:y2="17.188cm">
              <text:p/>
            </draw:line>
            <draw:line draw:style-name="gr12" draw:text-style-name="P2" draw:layer="layout" svg:x1="13.3cm" svg:y1="17.188cm" svg:x2="13.3cm" svg:y2="17.188cm">
              <text:p/>
            </draw:line>
            <draw:line draw:style-name="gr12" draw:text-style-name="P2" draw:layer="layout" svg:x1="13.3cm" svg:y1="17.188cm" svg:x2="13.3cm" svg:y2="17.188cm">
              <text:p/>
            </draw:line>
            <draw:line draw:style-name="gr12" draw:text-style-name="P2" draw:layer="layout" svg:x1="13.3cm" svg:y1="17.188cm" svg:x2="13.3cm" svg:y2="17.188cm">
              <text:p/>
            </draw:line>
          </draw:g>
          <draw:g>
            <draw:line draw:style-name="gr12" draw:text-style-name="P2" draw:layer="layout" svg:x1="13.3cm" svg:y1="17.188cm" svg:x2="13.3cm" svg:y2="17.188cm">
              <text:p/>
            </draw:line>
            <draw:line draw:style-name="gr12" draw:text-style-name="P2" draw:layer="layout" svg:x1="13.3cm" svg:y1="17.188cm" svg:x2="13.3cm" svg:y2="17.188cm">
              <text:p/>
            </draw:line>
            <draw:line draw:style-name="gr12" draw:text-style-name="P2" draw:layer="layout" svg:x1="13.3cm" svg:y1="17.188cm" svg:x2="13.3cm" svg:y2="17.188cm">
              <text:p/>
            </draw:line>
            <draw:line draw:style-name="gr12" draw:text-style-name="P2" draw:layer="layout" svg:x1="13.3cm" svg:y1="17.188cm" svg:x2="13.3cm" svg:y2="17.188cm">
              <text:p/>
            </draw:line>
          </draw:g>
          <draw:line draw:style-name="gr12" draw:text-style-name="P2" draw:layer="layout" svg:x1="13.3cm" svg:y1="17.188cm" svg:x2="13.3cm" svg:y2="17.188cm">
            <text:p/>
          </draw:line>
        </draw:g>
        <draw:frame draw:style-name="gr1" draw:text-style-name="P11" draw:layer="layout" svg:width="3.9cm" svg:height="3.1cm" svg:x="15.85cm" svg:y="2.05cm">
          <draw:text-box>
            <text:p><text:span text:style-name="T4">High torque</text:span></text:p>
            <text:p><text:span text:style-name="T4">Low speed</text:span></text:p>
            <text:p><text:span text:style-name="T4">Fast transition</text:span></text:p>
            <text:p><text:span text:style-name="T4">Can loose position</text:span></text:p>
            <text:p><text:span text:style-name="T4">Resonances</text:span></text:p>
            <text:p><text:span text:style-name="T4">Noise</text:span></text:p>
            <text:p><text:span text:style-name="T4">High weight</text:span></text:p>
            <text:p><text:span text:style-name="T4">Low wear</text:span></text:p>
          </draw:text-box>
        </draw:frame>
        <draw:frame draw:style-name="gr1" draw:text-style-name="P11" draw:layer="layout" svg:width="3.9cm" svg:height="3.1cm" svg:x="15.749cm" svg:y="13.45cm">
          <draw:text-box>
            <text:p><text:span text:style-name="T4">Low torque</text:span></text:p>
            <text:p><text:span text:style-name="T4">High speed</text:span></text:p>
            <text:p><text:span text:style-name="T4">Slow transition</text:span></text:p>
            <text:p><text:span text:style-name="T4">Chase position</text:span></text:p>
            <text:p><text:span text:style-name="T4">PID adjustment </text:span></text:p>
            <text:p><text:span text:style-name="T4">Low noise</text:span></text:p>
            <text:p><text:span text:style-name="T4">Low weight</text:span></text:p>
            <text:p><text:span text:style-name="T4">High wear</text:span></text:p>
          </draw:text-box>
        </draw:frame>
        <draw:frame draw:style-name="gr1" draw:text-style-name="P1" draw:layer="layout" svg:width="3.9cm" svg:height="0.66cm" svg:x="12.8cm" svg:y="12.79cm">
          <draw:text-box>
            <text:p><text:span text:style-name="T1">DC brushed motor</text:span></text:p>
          </draw:text-box>
        </draw:frame>
        <draw:frame draw:style-name="gr1" draw:text-style-name="P1" draw:layer="layout" svg:width="4.12cm" svg:height="1.6cm" svg:x="7.85cm" svg:y="13.15cm">
          <draw:text-box>
            <text:p><text:span text:style-name="T1">Closed loop</text:span></text:p>
            <text:p><text:span text:style-name="T1">Check and </text:span></text:p>
            <text:p><text:span text:style-name="T1">chase position</text:span></text:p>
          </draw:text-box>
        </draw:frame>
        <draw:line draw:style-name="gr2" draw:text-style-name="P2" draw:layer="layout" svg:x1="8.65cm" svg:y1="16.6cm" svg:x2="9.1cm" svg:y2="16.6cm">
          <text:p/>
        </draw:line>
        <draw:line draw:style-name="gr2" draw:text-style-name="P2" draw:layer="layout" svg:x1="8.625cm" svg:y1="4.5cm" svg:x2="9.075cm" svg:y2="4.5cm">
          <text:p/>
        </draw:line>
        <draw:line draw:style-name="gr2" draw:text-style-name="P2" draw:layer="layout" svg:x1="8.625cm" svg:y1="5cm" svg:x2="9.075cm" svg:y2="5cm">
          <text:p/>
        </draw:line>
        <draw:line draw:style-name="gr4" draw:text-style-name="P2" draw:layer="layout" svg:x1="7.8cm" svg:y1="15.5cm" svg:x2="10.7cm" svg:y2="15.5cm">
          <text:p/>
        </draw:line>
        <draw:custom-shape draw:style-name="gr15" draw:text-style-name="P4" draw:layer="layout" svg:width="1.5cm" svg:height="1.6cm" svg:x="10.2cm" svg:y="15.2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3.2cm" svg:height="1.12cm" svg:x="4.851cm" svg:y="15.13cm">
          <draw:text-box>
            <text:p><text:span text:style-name="T3">Position error</text:span></text:p>
          </draw:text-box>
        </draw:frame>
        <draw:g>
          <draw:custom-shape draw:style-name="gr11" draw:text-style-name="P9" draw:layer="layout" svg:width="0.6cm" svg:height="0.2cm" svg:x="12.35cm" svg:y="14.18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2.6cm" svg:y1="13.9cm" svg:x2="12.6cm" svg:y2="14.7cm">
            <text:p/>
          </draw:line>
          <draw:g>
            <draw:line draw:style-name="gr16" draw:text-style-name="P2" draw:layer="layout" svg:x1="12.486cm" svg:y1="13.8cm" svg:x2="12.486cm" svg:y2="14.1cm">
              <text:p/>
            </draw:line>
            <draw:line draw:style-name="gr16" draw:text-style-name="P2" draw:layer="layout" svg:x1="12.486cm" svg:y1="13.8cm" svg:x2="12.7cm" svg:y2="13.8cm">
              <text:p/>
            </draw:line>
            <draw:line draw:style-name="gr16" draw:text-style-name="P2" draw:layer="layout" svg:x1="12.7cm" svg:y1="13.8cm" svg:x2="12.7cm" svg:y2="14.1cm">
              <text:p/>
            </draw:line>
          </draw:g>
          <draw:line draw:style-name="gr4" draw:text-style-name="P2" draw:layer="layout" svg:x1="10.95cm" svg:y1="14cm" svg:x2="12.45cm" svg:y2="14cm">
            <text:p/>
          </draw:line>
          <draw:line draw:style-name="gr4" draw:text-style-name="P2" draw:layer="layout" svg:x1="10.8cm" svg:y1="13.8cm" svg:x2="10.8cm" svg:y2="15.2cm">
            <text:p/>
          </draw:line>
          <draw:g>
            <draw:line draw:style-name="gr16" draw:text-style-name="P2" draw:layer="layout" svg:x1="12.486cm" svg:y1="14.8cm" svg:x2="12.486cm" svg:y2="14.5cm">
              <text:p/>
            </draw:line>
            <draw:line draw:style-name="gr16" draw:text-style-name="P2" draw:layer="layout" svg:x1="12.486cm" svg:y1="14.8cm" svg:x2="12.7cm" svg:y2="14.8cm">
              <text:p/>
            </draw:line>
            <draw:line draw:style-name="gr16" draw:text-style-name="P2" draw:layer="layout" svg:x1="12.7cm" svg:y1="14.8cm" svg:x2="12.7cm" svg:y2="14.5cm">
              <text:p/>
            </draw:line>
          </draw:g>
          <draw:line draw:style-name="gr4" draw:text-style-name="P2" draw:layer="layout" svg:x1="11.35cm" svg:y1="14.8cm" svg:x2="12.5cm" svg:y2="14.8cm">
            <text:p/>
          </draw:line>
          <draw:line draw:style-name="gr4" draw:text-style-name="P2" draw:layer="layout" svg:x1="11.35cm" svg:y1="14.8cm" svg:x2="11.35cm" svg:y2="15.2cm">
            <text:p/>
          </draw:line>
          <draw:line draw:style-name="gr2" draw:text-style-name="P2" draw:layer="layout" svg:x1="11.8cm" svg:y1="14cm" svg:x2="11.35cm" svg:y2="14cm">
            <text:p/>
          </draw:line>
          <draw:line draw:style-name="gr2" draw:text-style-name="P2" draw:layer="layout" svg:x1="12.05cm" svg:y1="14.8cm" svg:x2="11.6cm" svg:y2="14.8cm">
            <text:p/>
          </draw:line>
          <draw:line draw:style-name="gr4" draw:text-style-name="P2" draw:layer="layout" svg:x1="10.775cm" svg:y1="13.8cm" svg:x2="12.5cm" svg:y2="13.8cm">
            <text:p/>
          </draw:line>
          <draw:line draw:style-name="gr4" draw:text-style-name="P2" draw:layer="layout" svg:x1="10.95cm" svg:y1="14cm" svg:x2="10.95cm" svg:y2="15.2cm">
            <text:p/>
          </draw:line>
          <draw:line draw:style-name="gr4" draw:text-style-name="P2" draw:layer="layout" svg:x1="11.2cm" svg:y1="14.6cm" svg:x2="11.2cm" svg:y2="15.2cm">
            <text:p/>
          </draw:line>
          <draw:line draw:style-name="gr4" draw:text-style-name="P2" draw:layer="layout" svg:x1="11.2cm" svg:y1="14.6cm" svg:x2="12.5cm" svg:y2="14.6cm">
            <text:p/>
          </draw:line>
          <draw:g>
            <draw:line draw:style-name="gr13" draw:text-style-name="P2" draw:layer="layout" svg:x1="11.026cm" svg:y1="13.55cm" svg:x2="11.026cm" svg:y2="13.7cm">
              <text:p/>
            </draw:line>
            <draw:line draw:style-name="gr13" draw:text-style-name="P2" draw:layer="layout" svg:x1="11.626cm" svg:y1="13.55cm" svg:x2="11.626cm" svg:y2="13.7cm">
              <text:p/>
            </draw:line>
            <draw:line draw:style-name="gr13" draw:text-style-name="P2" draw:layer="layout" svg:x1="11.476cm" svg:y1="13.55cm" svg:x2="11.476cm" svg:y2="13.7cm">
              <text:p/>
            </draw:line>
            <draw:line draw:style-name="gr13" draw:text-style-name="P2" draw:layer="layout" svg:x1="11.326cm" svg:y1="13.55cm" svg:x2="11.326cm" svg:y2="13.7cm">
              <text:p/>
            </draw:line>
            <draw:line draw:style-name="gr13" draw:text-style-name="P2" draw:layer="layout" svg:x1="11.176cm" svg:y1="13.55cm" svg:x2="11.176cm" svg:y2="13.7cm">
              <text:p/>
            </draw:line>
            <draw:line draw:style-name="gr13" draw:text-style-name="P2" draw:layer="layout" svg:x1="11.026cm" svg:y1="13.55cm" svg:x2="11.176cm" svg:y2="13.55cm">
              <text:p/>
            </draw:line>
            <draw:line draw:style-name="gr13" draw:text-style-name="P2" draw:layer="layout" svg:x1="11.626cm" svg:y1="13.55cm" svg:x2="11.776cm" svg:y2="13.55cm">
              <text:p/>
            </draw:line>
            <draw:line draw:style-name="gr13" draw:text-style-name="P2" draw:layer="layout" svg:x1="10.876cm" svg:y1="13.7cm" svg:x2="11.026cm" svg:y2="13.7cm">
              <text:p/>
            </draw:line>
            <draw:line draw:style-name="gr13" draw:text-style-name="P2" draw:layer="layout" svg:x1="11.476cm" svg:y1="13.7cm" svg:x2="11.626cm" svg:y2="13.7cm">
              <text:p/>
            </draw:line>
            <draw:line draw:style-name="gr13" draw:text-style-name="P2" draw:layer="layout" svg:x1="11.176cm" svg:y1="13.7cm" svg:x2="11.326cm" svg:y2="13.7cm">
              <text:p/>
            </draw:line>
            <draw:line draw:style-name="gr13" draw:text-style-name="P2" draw:layer="layout" svg:x1="11.326cm" svg:y1="13.55cm" svg:x2="11.476cm" svg:y2="13.55cm">
              <text:p/>
            </draw:line>
            <draw:line draw:style-name="gr13" draw:text-style-name="P2" draw:layer="layout" svg:x1="11.776cm" svg:y1="13.7cm" svg:x2="11.926cm" svg:y2="13.7cm">
              <text:p/>
            </draw:line>
            <draw:line draw:style-name="gr13" draw:text-style-name="P2" draw:layer="layout" svg:x1="11.776cm" svg:y1="13.55cm" svg:x2="11.776cm" svg:y2="13.7cm">
              <text:p/>
            </draw:line>
          </draw:g>
          <draw:g>
            <draw:line draw:style-name="gr13" draw:text-style-name="P2" draw:layer="layout" svg:x1="11.277cm" svg:y1="14.35cm" svg:x2="11.277cm" svg:y2="14.5cm">
              <text:p/>
            </draw:line>
            <draw:line draw:style-name="gr13" draw:text-style-name="P2" draw:layer="layout" svg:x1="11.877cm" svg:y1="14.35cm" svg:x2="11.877cm" svg:y2="14.5cm">
              <text:p/>
            </draw:line>
            <draw:line draw:style-name="gr13" draw:text-style-name="P2" draw:layer="layout" svg:x1="11.727cm" svg:y1="14.35cm" svg:x2="11.727cm" svg:y2="14.5cm">
              <text:p/>
            </draw:line>
            <draw:line draw:style-name="gr13" draw:text-style-name="P2" draw:layer="layout" svg:x1="11.577cm" svg:y1="14.35cm" svg:x2="11.577cm" svg:y2="14.5cm">
              <text:p/>
            </draw:line>
            <draw:line draw:style-name="gr13" draw:text-style-name="P2" draw:layer="layout" svg:x1="11.427cm" svg:y1="14.35cm" svg:x2="11.427cm" svg:y2="14.5cm">
              <text:p/>
            </draw:line>
            <draw:line draw:style-name="gr13" draw:text-style-name="P2" draw:layer="layout" svg:x1="11.277cm" svg:y1="14.35cm" svg:x2="11.427cm" svg:y2="14.35cm">
              <text:p/>
            </draw:line>
            <draw:line draw:style-name="gr13" draw:text-style-name="P2" draw:layer="layout" svg:x1="11.877cm" svg:y1="14.35cm" svg:x2="12.027cm" svg:y2="14.35cm">
              <text:p/>
            </draw:line>
            <draw:line draw:style-name="gr13" draw:text-style-name="P2" draw:layer="layout" svg:x1="11.127cm" svg:y1="14.5cm" svg:x2="11.277cm" svg:y2="14.5cm">
              <text:p/>
            </draw:line>
            <draw:line draw:style-name="gr13" draw:text-style-name="P2" draw:layer="layout" svg:x1="11.727cm" svg:y1="14.5cm" svg:x2="11.877cm" svg:y2="14.5cm">
              <text:p/>
            </draw:line>
            <draw:line draw:style-name="gr13" draw:text-style-name="P2" draw:layer="layout" svg:x1="11.427cm" svg:y1="14.5cm" svg:x2="11.577cm" svg:y2="14.5cm">
              <text:p/>
            </draw:line>
            <draw:line draw:style-name="gr13" draw:text-style-name="P2" draw:layer="layout" svg:x1="11.577cm" svg:y1="14.35cm" svg:x2="11.727cm" svg:y2="14.35cm">
              <text:p/>
            </draw:line>
            <draw:line draw:style-name="gr13" draw:text-style-name="P2" draw:layer="layout" svg:x1="12.027cm" svg:y1="14.5cm" svg:x2="12.177cm" svg:y2="14.5cm">
              <text:p/>
            </draw:line>
            <draw:line draw:style-name="gr13" draw:text-style-name="P2" draw:layer="layout" svg:x1="12.027cm" svg:y1="14.35cm" svg:x2="12.027cm" svg:y2="14.5cm">
              <text:p/>
            </draw:line>
          </draw:g>
        </draw:g>
        <draw:frame draw:style-name="gr1" draw:text-style-name="P1" draw:layer="layout" svg:width="3.9cm" svg:height="0.66cm" svg:x="11.2cm" svg:y="13cm">
          <draw:text-box>
            <text:p><text:span text:style-name="T1">Encoder</text:span></text:p>
          </draw:text-box>
        </draw:frame>
        <draw:frame draw:style-name="gr1" draw:text-style-name="P1" draw:layer="layout" svg:width="4.977cm" svg:height="1.326cm" svg:x="8.05cm" svg:y="2.013cm">
          <draw:text-box>
            <text:p><text:span text:style-name="T1">Open loop</text:span></text:p>
            <text:p><text:span text:style-name="T1">No position check/report</text:span></text:p>
          </draw:text-box>
        </draw:frame>
        <draw:custom-shape draw:style-name="gr17" draw:text-style-name="P4" draw:layer="layout" svg:width="0.5cm" svg:height="0.1cm" svg:x="11.81cm" svg:y="15.9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4" draw:layer="layout" svg:width="1.5cm" svg:height="1.5cm" svg:x="10.2cm" svg:y="3.95cm">
          <text:p/>
          <draw:enhanced-geometry svg:viewBox="0 0 21600 21600" draw:type="rectangle" draw:enhanced-path="M 0 0 L 21600 0 21600 21600 0 21600 0 0 Z N"/>
        </draw:custom-shape>
        <draw:frame draw:style-name="gr1" draw:text-style-name="P12" draw:layer="layout" svg:width="6.045cm" svg:height="0.8cm" svg:x="6.355cm" svg:y="0.913cm">
          <draw:text-box>
            <text:p><text:span text:style-name="T5">Simple stepper control</text:span></text:p>
          </draw:text-box>
        </draw:frame>
        <draw:frame draw:style-name="gr1" draw:text-style-name="P1" draw:layer="layout" svg:width="3.3cm" svg:height="0.66cm" svg:x="12.643cm" svg:y="7.141cm">
          <draw:text-box>
            <text:p><text:span text:style-name="T1">Bipolar stepper</text:span></text:p>
          </draw:text-box>
        </draw:frame>
        <draw:line draw:style-name="gr3" draw:text-style-name="P2" draw:layer="layout" svg:x1="13.294cm" svg:y1="9.297cm" svg:x2="13.294cm" svg:y2="9.641cm">
          <text:p/>
        </draw:line>
        <draw:line draw:style-name="gr4" draw:text-style-name="P2" draw:layer="layout" svg:x1="7.794cm" svg:y1="10.541cm" svg:x2="10.686cm" svg:y2="10.541cm">
          <text:p/>
        </draw:line>
        <draw:g>
          <draw:custom-shape draw:style-name="gr5" draw:text-style-name="P4" draw:layer="layout" svg:width="3cm" svg:height="4.2cm" svg:x="4.794cm" svg:y="7.34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1.95cm" svg:height="1.356cm" svg:x="5.944cm" svg:y="10.136cm">
            <draw:text-box>
              <text:p text:style-name="P5"><text:span text:style-name="T3">Dir</text:span></text:p>
              <text:p text:style-name="P5"><text:span text:style-name="T1"/></text:p>
            </draw:text-box>
          </draw:frame>
          <draw:frame draw:style-name="gr1" draw:text-style-name="P7" draw:layer="layout" svg:width="1.6cm" svg:height="1.113cm" svg:x="6.594cm" svg:y="9.625cm">
            <draw:text-box>
              <text:p><text:span text:style-name="T3">Step</text:span></text:p>
            </draw:text-box>
          </draw:frame>
          <draw:frame draw:style-name="gr1" draw:text-style-name="P7" draw:layer="layout" svg:width="2.6cm" svg:height="1.12cm" svg:x="5.494cm" svg:y="7.426cm">
            <draw:text-box>
              <text:p><text:span text:style-name="T3">Processor</text:span></text:p>
            </draw:text-box>
          </draw:frame>
        </draw:g>
        <draw:line draw:style-name="gr4" draw:text-style-name="P2" draw:layer="layout" svg:x1="7.794cm" svg:y1="10.041cm" svg:x2="10.694cm" svg:y2="10.041cm">
          <text:p/>
        </draw:line>
        <draw:line draw:style-name="gr3" draw:text-style-name="P2" draw:layer="layout" svg:x1="11.672cm" svg:y1="9.641cm" svg:x2="13.294cm" svg:y2="9.641cm">
          <text:p/>
        </draw:line>
        <draw:line draw:style-name="gr6" draw:text-style-name="P2" draw:layer="layout" svg:x1="11.665cm" svg:y1="9.991cm" svg:x2="13.394cm" svg:y2="9.991cm">
          <text:p/>
        </draw:line>
        <draw:line draw:style-name="gr7" draw:text-style-name="P2" draw:layer="layout" svg:x1="11.694cm" svg:y1="10.491cm" svg:x2="13.494cm" svg:y2="10.491cm">
          <text:p/>
        </draw:line>
        <draw:line draw:style-name="gr8" draw:text-style-name="P2" draw:layer="layout" svg:x1="11.694cm" svg:y1="10.841cm" svg:x2="13.594cm" svg:y2="10.841cm">
          <text:p/>
        </draw:line>
        <draw:custom-shape draw:style-name="gr9" draw:text-style-name="P8" draw:layer="layout" svg:width="1.1cm" svg:height="1.5cm" svg:x="13.644cm" svg:y="7.79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4cm" svg:height="1.5cm" svg:x="14.744cm" svg:y="7.79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6cm" svg:height="0.2cm" svg:x="15.144cm" svg:y="8.441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3.394cm" svg:y1="9.291cm" svg:x2="13.394cm" svg:y2="9.991cm">
          <text:p/>
        </draw:line>
        <draw:line draw:style-name="gr7" draw:text-style-name="P2" draw:layer="layout" svg:x1="13.494cm" svg:y1="9.302cm" svg:x2="13.494cm" svg:y2="10.491cm">
          <text:p/>
        </draw:line>
        <draw:line draw:style-name="gr8" draw:text-style-name="P2" draw:layer="layout" svg:x1="13.594cm" svg:y1="9.291cm" svg:x2="13.594cm" svg:y2="10.83cm">
          <text:p/>
        </draw:line>
        <draw:g>
          <draw:line draw:style-name="gr12" draw:text-style-name="P2" draw:layer="layout" svg:x1="13.294cm" svg:y1="11.441cm" svg:x2="13.294cm" svg:y2="11.441cm">
            <text:p/>
          </draw:line>
          <draw:line draw:style-name="gr12" draw:text-style-name="P2" draw:layer="layout" svg:x1="13.294cm" svg:y1="11.441cm" svg:x2="13.294cm" svg:y2="11.441cm">
            <text:p/>
          </draw:line>
          <draw:line draw:style-name="gr12" draw:text-style-name="P2" draw:layer="layout" svg:x1="13.294cm" svg:y1="11.441cm" svg:x2="13.294cm" svg:y2="11.441cm">
            <text:p/>
          </draw:line>
          <draw:line draw:style-name="gr12" draw:text-style-name="P2" draw:layer="layout" svg:x1="13.294cm" svg:y1="11.441cm" svg:x2="13.294cm" svg:y2="11.441cm">
            <text:p/>
          </draw:line>
          <draw:g>
            <draw:line draw:style-name="gr12" draw:text-style-name="P2" draw:layer="layout" svg:x1="13.294cm" svg:y1="11.441cm" svg:x2="13.294cm" svg:y2="11.441cm">
              <text:p/>
            </draw:line>
            <draw:line draw:style-name="gr12" draw:text-style-name="P2" draw:layer="layout" svg:x1="13.294cm" svg:y1="11.441cm" svg:x2="13.294cm" svg:y2="11.441cm">
              <text:p/>
            </draw:line>
            <draw:line draw:style-name="gr12" draw:text-style-name="P2" draw:layer="layout" svg:x1="13.294cm" svg:y1="11.441cm" svg:x2="13.294cm" svg:y2="11.441cm">
              <text:p/>
            </draw:line>
            <draw:line draw:style-name="gr12" draw:text-style-name="P2" draw:layer="layout" svg:x1="13.294cm" svg:y1="11.441cm" svg:x2="13.294cm" svg:y2="11.441cm">
              <text:p/>
            </draw:line>
          </draw:g>
          <draw:g>
            <draw:line draw:style-name="gr12" draw:text-style-name="P2" draw:layer="layout" svg:x1="13.294cm" svg:y1="11.441cm" svg:x2="13.294cm" svg:y2="11.441cm">
              <text:p/>
            </draw:line>
            <draw:line draw:style-name="gr12" draw:text-style-name="P2" draw:layer="layout" svg:x1="13.294cm" svg:y1="11.441cm" svg:x2="13.294cm" svg:y2="11.441cm">
              <text:p/>
            </draw:line>
            <draw:line draw:style-name="gr12" draw:text-style-name="P2" draw:layer="layout" svg:x1="13.294cm" svg:y1="11.441cm" svg:x2="13.294cm" svg:y2="11.441cm">
              <text:p/>
            </draw:line>
            <draw:line draw:style-name="gr12" draw:text-style-name="P2" draw:layer="layout" svg:x1="13.294cm" svg:y1="11.441cm" svg:x2="13.294cm" svg:y2="11.441cm">
              <text:p/>
            </draw:line>
          </draw:g>
          <draw:line draw:style-name="gr12" draw:text-style-name="P2" draw:layer="layout" svg:x1="13.294cm" svg:y1="11.441cm" svg:x2="13.294cm" svg:y2="11.441cm">
            <text:p/>
          </draw:line>
        </draw:g>
        <draw:g>
          <draw:line draw:style-name="gr13" draw:text-style-name="P2" draw:layer="layout" svg:x1="12.044cm" svg:y1="9.741cm" svg:x2="12.044cm" svg:y2="9.891cm">
            <text:p/>
          </draw:line>
          <draw:line draw:style-name="gr13" draw:text-style-name="P2" draw:layer="layout" svg:x1="12.644cm" svg:y1="9.741cm" svg:x2="12.644cm" svg:y2="9.891cm">
            <text:p/>
          </draw:line>
          <draw:line draw:style-name="gr13" draw:text-style-name="P2" draw:layer="layout" svg:x1="12.494cm" svg:y1="9.741cm" svg:x2="12.494cm" svg:y2="9.891cm">
            <text:p/>
          </draw:line>
          <draw:line draw:style-name="gr13" draw:text-style-name="P2" draw:layer="layout" svg:x1="12.344cm" svg:y1="9.741cm" svg:x2="12.344cm" svg:y2="9.891cm">
            <text:p/>
          </draw:line>
          <draw:line draw:style-name="gr13" draw:text-style-name="P2" draw:layer="layout" svg:x1="12.194cm" svg:y1="9.741cm" svg:x2="12.194cm" svg:y2="9.891cm">
            <text:p/>
          </draw:line>
          <draw:line draw:style-name="gr13" draw:text-style-name="P2" draw:layer="layout" svg:x1="12.044cm" svg:y1="9.741cm" svg:x2="12.194cm" svg:y2="9.741cm">
            <text:p/>
          </draw:line>
          <draw:line draw:style-name="gr13" draw:text-style-name="P2" draw:layer="layout" svg:x1="12.644cm" svg:y1="9.741cm" svg:x2="12.794cm" svg:y2="9.741cm">
            <text:p/>
          </draw:line>
          <draw:line draw:style-name="gr13" draw:text-style-name="P2" draw:layer="layout" svg:x1="11.894cm" svg:y1="9.891cm" svg:x2="12.044cm" svg:y2="9.891cm">
            <text:p/>
          </draw:line>
          <draw:line draw:style-name="gr13" draw:text-style-name="P2" draw:layer="layout" svg:x1="12.494cm" svg:y1="9.891cm" svg:x2="12.644cm" svg:y2="9.891cm">
            <text:p/>
          </draw:line>
          <draw:line draw:style-name="gr13" draw:text-style-name="P2" draw:layer="layout" svg:x1="12.194cm" svg:y1="9.891cm" svg:x2="12.344cm" svg:y2="9.891cm">
            <text:p/>
          </draw:line>
          <draw:line draw:style-name="gr13" draw:text-style-name="P2" draw:layer="layout" svg:x1="12.344cm" svg:y1="9.741cm" svg:x2="12.494cm" svg:y2="9.741cm">
            <text:p/>
          </draw:line>
          <draw:line draw:style-name="gr13" draw:text-style-name="P2" draw:layer="layout" svg:x1="12.794cm" svg:y1="9.891cm" svg:x2="12.944cm" svg:y2="9.891cm">
            <text:p/>
          </draw:line>
          <draw:line draw:style-name="gr13" draw:text-style-name="P2" draw:layer="layout" svg:x1="12.794cm" svg:y1="9.741cm" svg:x2="12.794cm" svg:y2="9.891cm">
            <text:p/>
          </draw:line>
        </draw:g>
        <draw:g>
          <draw:line draw:style-name="gr13" draw:text-style-name="P2" draw:layer="layout" svg:x1="12.044cm" svg:y1="10.591cm" svg:x2="12.044cm" svg:y2="10.741cm">
            <text:p/>
          </draw:line>
          <draw:line draw:style-name="gr13" draw:text-style-name="P2" draw:layer="layout" svg:x1="12.644cm" svg:y1="10.591cm" svg:x2="12.644cm" svg:y2="10.741cm">
            <text:p/>
          </draw:line>
          <draw:line draw:style-name="gr13" draw:text-style-name="P2" draw:layer="layout" svg:x1="12.494cm" svg:y1="10.591cm" svg:x2="12.494cm" svg:y2="10.741cm">
            <text:p/>
          </draw:line>
          <draw:line draw:style-name="gr13" draw:text-style-name="P2" draw:layer="layout" svg:x1="12.344cm" svg:y1="10.591cm" svg:x2="12.344cm" svg:y2="10.741cm">
            <text:p/>
          </draw:line>
          <draw:line draw:style-name="gr13" draw:text-style-name="P2" draw:layer="layout" svg:x1="12.194cm" svg:y1="10.591cm" svg:x2="12.194cm" svg:y2="10.741cm">
            <text:p/>
          </draw:line>
          <draw:line draw:style-name="gr13" draw:text-style-name="P2" draw:layer="layout" svg:x1="12.044cm" svg:y1="10.591cm" svg:x2="12.194cm" svg:y2="10.591cm">
            <text:p/>
          </draw:line>
          <draw:line draw:style-name="gr13" draw:text-style-name="P2" draw:layer="layout" svg:x1="12.644cm" svg:y1="10.591cm" svg:x2="12.794cm" svg:y2="10.591cm">
            <text:p/>
          </draw:line>
          <draw:line draw:style-name="gr13" draw:text-style-name="P2" draw:layer="layout" svg:x1="11.894cm" svg:y1="10.741cm" svg:x2="12.044cm" svg:y2="10.741cm">
            <text:p/>
          </draw:line>
          <draw:line draw:style-name="gr13" draw:text-style-name="P2" draw:layer="layout" svg:x1="12.494cm" svg:y1="10.741cm" svg:x2="12.644cm" svg:y2="10.741cm">
            <text:p/>
          </draw:line>
          <draw:line draw:style-name="gr13" draw:text-style-name="P2" draw:layer="layout" svg:x1="12.194cm" svg:y1="10.741cm" svg:x2="12.344cm" svg:y2="10.741cm">
            <text:p/>
          </draw:line>
          <draw:line draw:style-name="gr13" draw:text-style-name="P2" draw:layer="layout" svg:x1="12.344cm" svg:y1="10.591cm" svg:x2="12.494cm" svg:y2="10.591cm">
            <text:p/>
          </draw:line>
          <draw:line draw:style-name="gr13" draw:text-style-name="P2" draw:layer="layout" svg:x1="12.794cm" svg:y1="10.741cm" svg:x2="12.944cm" svg:y2="10.741cm">
            <text:p/>
          </draw:line>
          <draw:line draw:style-name="gr13" draw:text-style-name="P2" draw:layer="layout" svg:x1="12.794cm" svg:y1="10.591cm" svg:x2="12.794cm" svg:y2="10.741cm">
            <text:p/>
          </draw:line>
        </draw:g>
        <draw:frame draw:style-name="gr1" draw:text-style-name="P11" draw:layer="layout" svg:width="3.9cm" svg:height="3.1cm" svg:x="15.844cm" svg:y="7.591cm">
          <draw:text-box>
            <text:p><text:span text:style-name="T4">High torque</text:span></text:p>
            <text:p><text:span text:style-name="T4">Low speed</text:span></text:p>
            <text:p><text:span text:style-name="T4">Fast transition</text:span></text:p>
            <text:p><text:span text:style-name="T4">Chase position</text:span></text:p>
            <text:p><text:span text:style-name="T4">Resonances</text:span></text:p>
            <text:p><text:span text:style-name="T4">Less noise</text:span></text:p>
            <text:p><text:span text:style-name="T4">High weight</text:span></text:p>
            <text:p><text:span text:style-name="T4">Low wear</text:span></text:p>
          </draw:text-box>
        </draw:frame>
        <draw:line draw:style-name="gr2" draw:text-style-name="P2" draw:layer="layout" svg:x1="8.619cm" svg:y1="10.041cm" svg:x2="9.069cm" svg:y2="10.041cm">
          <text:p/>
        </draw:line>
        <draw:line draw:style-name="gr2" draw:text-style-name="P2" draw:layer="layout" svg:x1="8.619cm" svg:y1="10.541cm" svg:x2="9.069cm" svg:y2="10.541cm">
          <text:p/>
        </draw:line>
        <draw:frame draw:style-name="gr1" draw:text-style-name="P12" draw:layer="layout" svg:width="6.045cm" svg:height="0.8cm" svg:x="6.349cm" svg:y="6.454cm">
          <draw:text-box>
            <text:p><text:span text:style-name="T5">‘</text:span><text:span text:style-name="T5">Hybrid’ stepper control</text:span></text:p>
          </draw:text-box>
        </draw:frame>
        <draw:frame draw:style-name="gr1" draw:text-style-name="P1" draw:layer="layout" svg:width="4.12cm" svg:height="1.6cm" svg:x="7.85cm" svg:y="7.55cm">
          <draw:text-box>
            <text:p><text:span text:style-name="T1">Closed loop</text:span></text:p>
            <text:p><text:span text:style-name="T1">Check and </text:span></text:p>
            <text:p><text:span text:style-name="T1">chase position</text:span></text:p>
          </draw:text-box>
        </draw:frame>
        <draw:g>
          <draw:custom-shape draw:style-name="gr11" draw:text-style-name="P9" draw:layer="layout" svg:width="0.6cm" svg:height="0.2cm" svg:x="12.65cm" svg:y="8.44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2.9cm" svg:y1="8.16cm" svg:x2="12.9cm" svg:y2="8.96cm">
            <text:p/>
          </draw:line>
          <draw:g>
            <draw:line draw:style-name="gr16" draw:text-style-name="P2" draw:layer="layout" svg:x1="12.786cm" svg:y1="8.06cm" svg:x2="12.786cm" svg:y2="8.36cm">
              <text:p/>
            </draw:line>
            <draw:line draw:style-name="gr16" draw:text-style-name="P2" draw:layer="layout" svg:x1="12.786cm" svg:y1="8.06cm" svg:x2="13cm" svg:y2="8.06cm">
              <text:p/>
            </draw:line>
            <draw:line draw:style-name="gr16" draw:text-style-name="P2" draw:layer="layout" svg:x1="13cm" svg:y1="8.06cm" svg:x2="13cm" svg:y2="8.36cm">
              <text:p/>
            </draw:line>
          </draw:g>
          <draw:line draw:style-name="gr4" draw:text-style-name="P2" draw:layer="layout" svg:x1="11.15cm" svg:y1="8.26cm" svg:x2="12.75cm" svg:y2="8.26cm">
            <text:p/>
          </draw:line>
          <draw:line draw:style-name="gr4" draw:text-style-name="P2" draw:layer="layout" svg:x1="11cm" svg:y1="8.05cm" svg:x2="11cm" svg:y2="9.56cm">
            <text:p/>
          </draw:line>
          <draw:g>
            <draw:line draw:style-name="gr16" draw:text-style-name="P2" draw:layer="layout" svg:x1="12.786cm" svg:y1="9.06cm" svg:x2="12.786cm" svg:y2="8.76cm">
              <text:p/>
            </draw:line>
            <draw:line draw:style-name="gr16" draw:text-style-name="P2" draw:layer="layout" svg:x1="12.786cm" svg:y1="9.06cm" svg:x2="13cm" svg:y2="9.06cm">
              <text:p/>
            </draw:line>
            <draw:line draw:style-name="gr16" draw:text-style-name="P2" draw:layer="layout" svg:x1="13cm" svg:y1="9.06cm" svg:x2="13cm" svg:y2="8.76cm">
              <text:p/>
            </draw:line>
          </draw:g>
          <draw:line draw:style-name="gr4" draw:text-style-name="P2" draw:layer="layout" svg:x1="11.55cm" svg:y1="9.06cm" svg:x2="12.8cm" svg:y2="9.06cm">
            <text:p/>
          </draw:line>
          <draw:line draw:style-name="gr4" draw:text-style-name="P2" draw:layer="layout" svg:x1="11.55cm" svg:y1="9.05cm" svg:x2="11.55cm" svg:y2="9.56cm">
            <text:p/>
          </draw:line>
          <draw:line draw:style-name="gr2" draw:text-style-name="P2" draw:layer="layout" svg:x1="12.1cm" svg:y1="8.26cm" svg:x2="11.65cm" svg:y2="8.26cm">
            <text:p/>
          </draw:line>
          <draw:line draw:style-name="gr2" draw:text-style-name="P2" draw:layer="layout" svg:x1="12.35cm" svg:y1="9.06cm" svg:x2="11.9cm" svg:y2="9.06cm">
            <text:p/>
          </draw:line>
          <draw:line draw:style-name="gr4" draw:text-style-name="P2" draw:layer="layout" svg:x1="11cm" svg:y1="8.06cm" svg:x2="12.8cm" svg:y2="8.06cm">
            <text:p/>
          </draw:line>
          <draw:line draw:style-name="gr4" draw:text-style-name="P2" draw:layer="layout" svg:x1="11.15cm" svg:y1="8.25cm" svg:x2="11.15cm" svg:y2="9.56cm">
            <text:p/>
          </draw:line>
          <draw:line draw:style-name="gr4" draw:text-style-name="P2" draw:layer="layout" svg:x1="11.4cm" svg:y1="8.85cm" svg:x2="11.4cm" svg:y2="9.56cm">
            <text:p/>
          </draw:line>
          <draw:line draw:style-name="gr4" draw:text-style-name="P2" draw:layer="layout" svg:x1="11.4cm" svg:y1="8.86cm" svg:x2="12.8cm" svg:y2="8.86cm">
            <text:p/>
          </draw:line>
          <draw:g>
            <draw:line draw:style-name="gr13" draw:text-style-name="P2" draw:layer="layout" svg:x1="11.326cm" svg:y1="7.81cm" svg:x2="11.326cm" svg:y2="7.96cm">
              <text:p/>
            </draw:line>
            <draw:line draw:style-name="gr13" draw:text-style-name="P2" draw:layer="layout" svg:x1="11.926cm" svg:y1="7.81cm" svg:x2="11.926cm" svg:y2="7.96cm">
              <text:p/>
            </draw:line>
            <draw:line draw:style-name="gr13" draw:text-style-name="P2" draw:layer="layout" svg:x1="11.776cm" svg:y1="7.81cm" svg:x2="11.776cm" svg:y2="7.96cm">
              <text:p/>
            </draw:line>
            <draw:line draw:style-name="gr13" draw:text-style-name="P2" draw:layer="layout" svg:x1="11.626cm" svg:y1="7.81cm" svg:x2="11.626cm" svg:y2="7.96cm">
              <text:p/>
            </draw:line>
            <draw:line draw:style-name="gr13" draw:text-style-name="P2" draw:layer="layout" svg:x1="11.476cm" svg:y1="7.81cm" svg:x2="11.476cm" svg:y2="7.96cm">
              <text:p/>
            </draw:line>
            <draw:line draw:style-name="gr13" draw:text-style-name="P2" draw:layer="layout" svg:x1="11.326cm" svg:y1="7.81cm" svg:x2="11.476cm" svg:y2="7.81cm">
              <text:p/>
            </draw:line>
            <draw:line draw:style-name="gr13" draw:text-style-name="P2" draw:layer="layout" svg:x1="11.926cm" svg:y1="7.81cm" svg:x2="12.076cm" svg:y2="7.81cm">
              <text:p/>
            </draw:line>
            <draw:line draw:style-name="gr13" draw:text-style-name="P2" draw:layer="layout" svg:x1="11.176cm" svg:y1="7.96cm" svg:x2="11.326cm" svg:y2="7.96cm">
              <text:p/>
            </draw:line>
            <draw:line draw:style-name="gr13" draw:text-style-name="P2" draw:layer="layout" svg:x1="11.776cm" svg:y1="7.96cm" svg:x2="11.926cm" svg:y2="7.96cm">
              <text:p/>
            </draw:line>
            <draw:line draw:style-name="gr13" draw:text-style-name="P2" draw:layer="layout" svg:x1="11.476cm" svg:y1="7.96cm" svg:x2="11.626cm" svg:y2="7.96cm">
              <text:p/>
            </draw:line>
            <draw:line draw:style-name="gr13" draw:text-style-name="P2" draw:layer="layout" svg:x1="11.626cm" svg:y1="7.81cm" svg:x2="11.776cm" svg:y2="7.81cm">
              <text:p/>
            </draw:line>
            <draw:line draw:style-name="gr13" draw:text-style-name="P2" draw:layer="layout" svg:x1="12.076cm" svg:y1="7.96cm" svg:x2="12.226cm" svg:y2="7.96cm">
              <text:p/>
            </draw:line>
            <draw:line draw:style-name="gr13" draw:text-style-name="P2" draw:layer="layout" svg:x1="12.076cm" svg:y1="7.81cm" svg:x2="12.076cm" svg:y2="7.96cm">
              <text:p/>
            </draw:line>
          </draw:g>
          <draw:g>
            <draw:line draw:style-name="gr13" draw:text-style-name="P2" draw:layer="layout" svg:x1="11.577cm" svg:y1="8.61cm" svg:x2="11.577cm" svg:y2="8.76cm">
              <text:p/>
            </draw:line>
            <draw:line draw:style-name="gr13" draw:text-style-name="P2" draw:layer="layout" svg:x1="12.177cm" svg:y1="8.61cm" svg:x2="12.177cm" svg:y2="8.76cm">
              <text:p/>
            </draw:line>
            <draw:line draw:style-name="gr13" draw:text-style-name="P2" draw:layer="layout" svg:x1="12.027cm" svg:y1="8.61cm" svg:x2="12.027cm" svg:y2="8.76cm">
              <text:p/>
            </draw:line>
            <draw:line draw:style-name="gr13" draw:text-style-name="P2" draw:layer="layout" svg:x1="11.877cm" svg:y1="8.61cm" svg:x2="11.877cm" svg:y2="8.76cm">
              <text:p/>
            </draw:line>
            <draw:line draw:style-name="gr13" draw:text-style-name="P2" draw:layer="layout" svg:x1="11.727cm" svg:y1="8.61cm" svg:x2="11.727cm" svg:y2="8.76cm">
              <text:p/>
            </draw:line>
            <draw:line draw:style-name="gr13" draw:text-style-name="P2" draw:layer="layout" svg:x1="11.577cm" svg:y1="8.61cm" svg:x2="11.727cm" svg:y2="8.61cm">
              <text:p/>
            </draw:line>
            <draw:line draw:style-name="gr13" draw:text-style-name="P2" draw:layer="layout" svg:x1="12.177cm" svg:y1="8.61cm" svg:x2="12.327cm" svg:y2="8.61cm">
              <text:p/>
            </draw:line>
            <draw:line draw:style-name="gr13" draw:text-style-name="P2" draw:layer="layout" svg:x1="11.427cm" svg:y1="8.76cm" svg:x2="11.577cm" svg:y2="8.76cm">
              <text:p/>
            </draw:line>
            <draw:line draw:style-name="gr13" draw:text-style-name="P2" draw:layer="layout" svg:x1="12.027cm" svg:y1="8.76cm" svg:x2="12.177cm" svg:y2="8.76cm">
              <text:p/>
            </draw:line>
            <draw:line draw:style-name="gr13" draw:text-style-name="P2" draw:layer="layout" svg:x1="11.727cm" svg:y1="8.76cm" svg:x2="11.877cm" svg:y2="8.76cm">
              <text:p/>
            </draw:line>
            <draw:line draw:style-name="gr13" draw:text-style-name="P2" draw:layer="layout" svg:x1="11.877cm" svg:y1="8.61cm" svg:x2="12.027cm" svg:y2="8.61cm">
              <text:p/>
            </draw:line>
            <draw:line draw:style-name="gr13" draw:text-style-name="P2" draw:layer="layout" svg:x1="12.327cm" svg:y1="8.76cm" svg:x2="12.477cm" svg:y2="8.76cm">
              <text:p/>
            </draw:line>
            <draw:line draw:style-name="gr13" draw:text-style-name="P2" draw:layer="layout" svg:x1="12.327cm" svg:y1="8.61cm" svg:x2="12.327cm" svg:y2="8.76cm">
              <text:p/>
            </draw:line>
          </draw:g>
        </draw:g>
        <draw:custom-shape draw:style-name="gr10" draw:text-style-name="P9" draw:layer="layout" svg:width="0.4cm" svg:height="1.5cm" svg:x="13.244cm" svg:y="7.79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5cm" svg:height="1.5cm" svg:x="10.194cm" svg:y="9.491cm">
          <text:p/>
          <draw:enhanced-geometry svg:viewBox="0 0 21600 21600" draw:type="rectangle" draw:enhanced-path="M 0 0 L 21600 0 21600 21600 0 21600 0 0 Z N"/>
        </draw:custom-shape>
        <draw:frame draw:style-name="gr1" draw:text-style-name="P12" draw:layer="layout" svg:width="7.9cm" svg:height="0.79cm" svg:x="6.35cm" svg:y="12.254cm">
          <draw:text-box>
            <text:p><text:span text:style-name="T5">Servo control with brushed motor</text:span></text:p>
          </draw:text-box>
        </draw:frame>
        <draw:line draw:style-name="gr2" draw:text-style-name="P2" draw:layer="layout" svg:x1="8.737cm" svg:y1="21.741cm" svg:x2="9.187cm" svg:y2="21.741cm">
          <text:p/>
        </draw:line>
        <draw:line draw:style-name="gr2" draw:text-style-name="P2" draw:layer="layout" svg:x1="9.087cm" svg:y1="21.141cm" svg:x2="8.637cm" svg:y2="21.141cm">
          <text:p/>
        </draw:line>
        <draw:line draw:style-name="gr4" draw:text-style-name="P2" draw:layer="layout" svg:x1="7.887cm" svg:y1="22.241cm" svg:x2="10.779cm" svg:y2="22.241cm">
          <text:p/>
        </draw:line>
        <draw:custom-shape draw:style-name="gr5" draw:text-style-name="P4" draw:layer="layout" svg:width="3cm" svg:height="4.2cm" svg:x="4.887cm" svg:y="18.704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1.95cm" svg:height="1.356cm" svg:x="6.037cm" svg:y="21.899cm">
          <draw:text-box>
            <text:p text:style-name="P5"><text:span text:style-name="T3">Dir</text:span></text:p>
            <text:p text:style-name="P5"><text:span text:style-name="T1"/></text:p>
          </draw:text-box>
        </draw:frame>
        <draw:frame draw:style-name="gr1" draw:text-style-name="P7" draw:layer="layout" svg:width="1.6cm" svg:height="1.113cm" svg:x="6.687cm" svg:y="21.388cm">
          <draw:text-box>
            <text:p><text:span text:style-name="T3">Step</text:span></text:p>
          </draw:text-box>
        </draw:frame>
        <draw:frame draw:style-name="gr1" draw:text-style-name="P7" draw:layer="layout" svg:width="2.6cm" svg:height="1.12cm" svg:x="5.587cm" svg:y="18.789cm">
          <draw:text-box>
            <text:p><text:span text:style-name="T3">Processor</text:span></text:p>
          </draw:text-box>
        </draw:frame>
        <draw:line draw:style-name="gr4" draw:text-style-name="P2" draw:layer="layout" svg:x1="7.887cm" svg:y1="21.741cm" svg:x2="10.787cm" svg:y2="21.741cm">
          <text:p/>
        </draw:line>
        <draw:line draw:style-name="gr6" draw:text-style-name="P2" draw:layer="layout" svg:x1="11.758cm" svg:y1="21.35cm" svg:x2="13.137cm" svg:y2="21.35cm">
          <text:p/>
        </draw:line>
        <draw:line draw:style-name="gr8" draw:text-style-name="P2" draw:layer="layout" svg:x1="11.8cm" svg:y1="21.75cm" svg:x2="13.3cm" svg:y2="21.75cm">
          <text:p/>
        </draw:line>
        <draw:custom-shape draw:style-name="gr14" draw:text-style-name="P10" draw:layer="layout" svg:width="1.4cm" svg:height="1.5cm" svg:x="13.437cm" svg:y="19.1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4cm" svg:height="1.5cm" svg:x="14.837cm" svg:y="19.1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6cm" svg:height="0.2cm" svg:x="15.237cm" svg:y="19.829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3.137cm" svg:y1="20.691cm" svg:x2="13.137cm" svg:y2="21.35cm">
          <text:p/>
        </draw:line>
        <draw:line draw:style-name="gr8" draw:text-style-name="P2" draw:layer="layout" svg:x1="13.287cm" svg:y1="20.69cm" svg:x2="13.287cm" svg:y2="21.75cm">
          <text:p/>
        </draw:line>
        <draw:custom-shape draw:style-name="gr10" draw:text-style-name="P9" draw:layer="layout" svg:width="0.4cm" svg:height="1.5cm" svg:x="13.037cm" svg:y="19.179cm">
          <text:p/>
          <draw:enhanced-geometry svg:viewBox="0 0 21600 21600" draw:type="rectangle" draw:enhanced-path="M 0 0 L 21600 0 21600 21600 0 21600 0 0 Z N"/>
        </draw:custom-shape>
        <draw:g>
          <draw:line draw:style-name="gr12" draw:text-style-name="P2" draw:layer="layout" svg:x1="13.387cm" svg:y1="22.829cm" svg:x2="13.387cm" svg:y2="22.829cm">
            <text:p/>
          </draw:line>
          <draw:line draw:style-name="gr12" draw:text-style-name="P2" draw:layer="layout" svg:x1="13.387cm" svg:y1="22.829cm" svg:x2="13.387cm" svg:y2="22.829cm">
            <text:p/>
          </draw:line>
          <draw:line draw:style-name="gr12" draw:text-style-name="P2" draw:layer="layout" svg:x1="13.387cm" svg:y1="22.829cm" svg:x2="13.387cm" svg:y2="22.829cm">
            <text:p/>
          </draw:line>
          <draw:line draw:style-name="gr12" draw:text-style-name="P2" draw:layer="layout" svg:x1="13.387cm" svg:y1="22.829cm" svg:x2="13.387cm" svg:y2="22.829cm">
            <text:p/>
          </draw:line>
          <draw:g>
            <draw:line draw:style-name="gr12" draw:text-style-name="P2" draw:layer="layout" svg:x1="13.387cm" svg:y1="22.829cm" svg:x2="13.387cm" svg:y2="22.829cm">
              <text:p/>
            </draw:line>
            <draw:line draw:style-name="gr12" draw:text-style-name="P2" draw:layer="layout" svg:x1="13.387cm" svg:y1="22.829cm" svg:x2="13.387cm" svg:y2="22.829cm">
              <text:p/>
            </draw:line>
            <draw:line draw:style-name="gr12" draw:text-style-name="P2" draw:layer="layout" svg:x1="13.387cm" svg:y1="22.829cm" svg:x2="13.387cm" svg:y2="22.829cm">
              <text:p/>
            </draw:line>
            <draw:line draw:style-name="gr12" draw:text-style-name="P2" draw:layer="layout" svg:x1="13.387cm" svg:y1="22.829cm" svg:x2="13.387cm" svg:y2="22.829cm">
              <text:p/>
            </draw:line>
          </draw:g>
          <draw:g>
            <draw:line draw:style-name="gr12" draw:text-style-name="P2" draw:layer="layout" svg:x1="13.387cm" svg:y1="22.829cm" svg:x2="13.387cm" svg:y2="22.829cm">
              <text:p/>
            </draw:line>
            <draw:line draw:style-name="gr12" draw:text-style-name="P2" draw:layer="layout" svg:x1="13.387cm" svg:y1="22.829cm" svg:x2="13.387cm" svg:y2="22.829cm">
              <text:p/>
            </draw:line>
            <draw:line draw:style-name="gr12" draw:text-style-name="P2" draw:layer="layout" svg:x1="13.387cm" svg:y1="22.829cm" svg:x2="13.387cm" svg:y2="22.829cm">
              <text:p/>
            </draw:line>
            <draw:line draw:style-name="gr12" draw:text-style-name="P2" draw:layer="layout" svg:x1="13.387cm" svg:y1="22.829cm" svg:x2="13.387cm" svg:y2="22.829cm">
              <text:p/>
            </draw:line>
          </draw:g>
          <draw:line draw:style-name="gr12" draw:text-style-name="P2" draw:layer="layout" svg:x1="13.387cm" svg:y1="22.829cm" svg:x2="13.387cm" svg:y2="22.829cm">
            <text:p/>
          </draw:line>
        </draw:g>
        <draw:frame draw:style-name="gr1" draw:text-style-name="P1" draw:layer="layout" svg:width="3.9cm" svg:height="0.66cm" svg:x="12.887cm" svg:y="18.431cm">
          <draw:text-box>
            <text:p><text:span text:style-name="T1">DC brushless motor</text:span></text:p>
          </draw:text-box>
        </draw:frame>
        <draw:frame draw:style-name="gr1" draw:text-style-name="P1" draw:layer="layout" svg:width="4.12cm" svg:height="1.6cm" svg:x="7.937cm" svg:y="18.791cm">
          <draw:text-box>
            <text:p><text:span text:style-name="T1">Closed loop</text:span></text:p>
            <text:p><text:span text:style-name="T1">Check and </text:span></text:p>
            <text:p><text:span text:style-name="T1">chase position</text:span></text:p>
          </draw:text-box>
        </draw:frame>
        <draw:line draw:style-name="gr2" draw:text-style-name="P2" draw:layer="layout" svg:x1="8.737cm" svg:y1="22.241cm" svg:x2="9.187cm" svg:y2="22.241cm">
          <text:p/>
        </draw:line>
        <draw:line draw:style-name="gr4" draw:text-style-name="P2" draw:layer="layout" svg:x1="7.887cm" svg:y1="21.141cm" svg:x2="10.787cm" svg:y2="21.141cm">
          <text:p/>
        </draw:line>
        <draw:frame draw:style-name="gr1" draw:text-style-name="P7" draw:layer="layout" svg:width="3.2cm" svg:height="1.12cm" svg:x="4.938cm" svg:y="20.771cm">
          <draw:text-box>
            <text:p><text:span text:style-name="T3">Position error</text:span></text:p>
          </draw:text-box>
        </draw:frame>
        <draw:g>
          <draw:custom-shape draw:style-name="gr11" draw:text-style-name="P9" draw:layer="layout" svg:width="0.6cm" svg:height="0.2cm" svg:x="12.437cm" svg:y="19.82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2.687cm" svg:y1="19.541cm" svg:x2="12.687cm" svg:y2="20.341cm">
            <text:p/>
          </draw:line>
          <draw:g>
            <draw:line draw:style-name="gr16" draw:text-style-name="P2" draw:layer="layout" svg:x1="12.573cm" svg:y1="19.441cm" svg:x2="12.573cm" svg:y2="19.741cm">
              <text:p/>
            </draw:line>
            <draw:line draw:style-name="gr16" draw:text-style-name="P2" draw:layer="layout" svg:x1="12.573cm" svg:y1="19.441cm" svg:x2="12.787cm" svg:y2="19.441cm">
              <text:p/>
            </draw:line>
            <draw:line draw:style-name="gr16" draw:text-style-name="P2" draw:layer="layout" svg:x1="12.787cm" svg:y1="19.441cm" svg:x2="12.787cm" svg:y2="19.741cm">
              <text:p/>
            </draw:line>
          </draw:g>
          <draw:line draw:style-name="gr4" draw:text-style-name="P2" draw:layer="layout" svg:x1="11.037cm" svg:y1="19.641cm" svg:x2="12.537cm" svg:y2="19.641cm">
            <text:p/>
          </draw:line>
          <draw:line draw:style-name="gr4" draw:text-style-name="P2" draw:layer="layout" svg:x1="10.887cm" svg:y1="19.441cm" svg:x2="10.887cm" svg:y2="20.841cm">
            <text:p/>
          </draw:line>
          <draw:g>
            <draw:line draw:style-name="gr16" draw:text-style-name="P2" draw:layer="layout" svg:x1="12.573cm" svg:y1="20.441cm" svg:x2="12.573cm" svg:y2="20.141cm">
              <text:p/>
            </draw:line>
            <draw:line draw:style-name="gr16" draw:text-style-name="P2" draw:layer="layout" svg:x1="12.573cm" svg:y1="20.441cm" svg:x2="12.787cm" svg:y2="20.441cm">
              <text:p/>
            </draw:line>
            <draw:line draw:style-name="gr16" draw:text-style-name="P2" draw:layer="layout" svg:x1="12.787cm" svg:y1="20.441cm" svg:x2="12.787cm" svg:y2="20.141cm">
              <text:p/>
            </draw:line>
          </draw:g>
          <draw:line draw:style-name="gr4" draw:text-style-name="P2" draw:layer="layout" svg:x1="11.437cm" svg:y1="20.441cm" svg:x2="12.587cm" svg:y2="20.441cm">
            <text:p/>
          </draw:line>
          <draw:line draw:style-name="gr4" draw:text-style-name="P2" draw:layer="layout" svg:x1="11.437cm" svg:y1="20.441cm" svg:x2="11.437cm" svg:y2="20.841cm">
            <text:p/>
          </draw:line>
          <draw:line draw:style-name="gr2" draw:text-style-name="P2" draw:layer="layout" svg:x1="11.887cm" svg:y1="19.641cm" svg:x2="11.437cm" svg:y2="19.641cm">
            <text:p/>
          </draw:line>
          <draw:line draw:style-name="gr2" draw:text-style-name="P2" draw:layer="layout" svg:x1="12.137cm" svg:y1="20.441cm" svg:x2="11.687cm" svg:y2="20.441cm">
            <text:p/>
          </draw:line>
          <draw:line draw:style-name="gr4" draw:text-style-name="P2" draw:layer="layout" svg:x1="10.862cm" svg:y1="19.441cm" svg:x2="12.587cm" svg:y2="19.441cm">
            <text:p/>
          </draw:line>
          <draw:line draw:style-name="gr4" draw:text-style-name="P2" draw:layer="layout" svg:x1="11.037cm" svg:y1="19.641cm" svg:x2="11.037cm" svg:y2="20.841cm">
            <text:p/>
          </draw:line>
          <draw:line draw:style-name="gr4" draw:text-style-name="P2" draw:layer="layout" svg:x1="11.287cm" svg:y1="20.241cm" svg:x2="11.287cm" svg:y2="20.841cm">
            <text:p/>
          </draw:line>
          <draw:line draw:style-name="gr4" draw:text-style-name="P2" draw:layer="layout" svg:x1="11.287cm" svg:y1="20.241cm" svg:x2="12.587cm" svg:y2="20.241cm">
            <text:p/>
          </draw:line>
          <draw:g>
            <draw:line draw:style-name="gr13" draw:text-style-name="P2" draw:layer="layout" svg:x1="11.113cm" svg:y1="19.191cm" svg:x2="11.113cm" svg:y2="19.341cm">
              <text:p/>
            </draw:line>
            <draw:line draw:style-name="gr13" draw:text-style-name="P2" draw:layer="layout" svg:x1="11.713cm" svg:y1="19.191cm" svg:x2="11.713cm" svg:y2="19.341cm">
              <text:p/>
            </draw:line>
            <draw:line draw:style-name="gr13" draw:text-style-name="P2" draw:layer="layout" svg:x1="11.563cm" svg:y1="19.191cm" svg:x2="11.563cm" svg:y2="19.341cm">
              <text:p/>
            </draw:line>
            <draw:line draw:style-name="gr13" draw:text-style-name="P2" draw:layer="layout" svg:x1="11.413cm" svg:y1="19.191cm" svg:x2="11.413cm" svg:y2="19.341cm">
              <text:p/>
            </draw:line>
            <draw:line draw:style-name="gr13" draw:text-style-name="P2" draw:layer="layout" svg:x1="11.263cm" svg:y1="19.191cm" svg:x2="11.263cm" svg:y2="19.341cm">
              <text:p/>
            </draw:line>
            <draw:line draw:style-name="gr13" draw:text-style-name="P2" draw:layer="layout" svg:x1="11.113cm" svg:y1="19.191cm" svg:x2="11.263cm" svg:y2="19.191cm">
              <text:p/>
            </draw:line>
            <draw:line draw:style-name="gr13" draw:text-style-name="P2" draw:layer="layout" svg:x1="11.713cm" svg:y1="19.191cm" svg:x2="11.863cm" svg:y2="19.191cm">
              <text:p/>
            </draw:line>
            <draw:line draw:style-name="gr13" draw:text-style-name="P2" draw:layer="layout" svg:x1="10.963cm" svg:y1="19.341cm" svg:x2="11.113cm" svg:y2="19.341cm">
              <text:p/>
            </draw:line>
            <draw:line draw:style-name="gr13" draw:text-style-name="P2" draw:layer="layout" svg:x1="11.563cm" svg:y1="19.341cm" svg:x2="11.713cm" svg:y2="19.341cm">
              <text:p/>
            </draw:line>
            <draw:line draw:style-name="gr13" draw:text-style-name="P2" draw:layer="layout" svg:x1="11.263cm" svg:y1="19.341cm" svg:x2="11.413cm" svg:y2="19.341cm">
              <text:p/>
            </draw:line>
            <draw:line draw:style-name="gr13" draw:text-style-name="P2" draw:layer="layout" svg:x1="11.413cm" svg:y1="19.191cm" svg:x2="11.563cm" svg:y2="19.191cm">
              <text:p/>
            </draw:line>
            <draw:line draw:style-name="gr13" draw:text-style-name="P2" draw:layer="layout" svg:x1="11.863cm" svg:y1="19.341cm" svg:x2="12.013cm" svg:y2="19.341cm">
              <text:p/>
            </draw:line>
            <draw:line draw:style-name="gr13" draw:text-style-name="P2" draw:layer="layout" svg:x1="11.863cm" svg:y1="19.191cm" svg:x2="11.863cm" svg:y2="19.341cm">
              <text:p/>
            </draw:line>
          </draw:g>
          <draw:g>
            <draw:line draw:style-name="gr13" draw:text-style-name="P2" draw:layer="layout" svg:x1="11.364cm" svg:y1="19.991cm" svg:x2="11.364cm" svg:y2="20.141cm">
              <text:p/>
            </draw:line>
            <draw:line draw:style-name="gr13" draw:text-style-name="P2" draw:layer="layout" svg:x1="11.964cm" svg:y1="19.991cm" svg:x2="11.964cm" svg:y2="20.141cm">
              <text:p/>
            </draw:line>
            <draw:line draw:style-name="gr13" draw:text-style-name="P2" draw:layer="layout" svg:x1="11.814cm" svg:y1="19.991cm" svg:x2="11.814cm" svg:y2="20.141cm">
              <text:p/>
            </draw:line>
            <draw:line draw:style-name="gr13" draw:text-style-name="P2" draw:layer="layout" svg:x1="11.664cm" svg:y1="19.991cm" svg:x2="11.664cm" svg:y2="20.141cm">
              <text:p/>
            </draw:line>
            <draw:line draw:style-name="gr13" draw:text-style-name="P2" draw:layer="layout" svg:x1="11.514cm" svg:y1="19.991cm" svg:x2="11.514cm" svg:y2="20.141cm">
              <text:p/>
            </draw:line>
            <draw:line draw:style-name="gr13" draw:text-style-name="P2" draw:layer="layout" svg:x1="11.364cm" svg:y1="19.991cm" svg:x2="11.514cm" svg:y2="19.991cm">
              <text:p/>
            </draw:line>
            <draw:line draw:style-name="gr13" draw:text-style-name="P2" draw:layer="layout" svg:x1="11.964cm" svg:y1="19.991cm" svg:x2="12.114cm" svg:y2="19.991cm">
              <text:p/>
            </draw:line>
            <draw:line draw:style-name="gr13" draw:text-style-name="P2" draw:layer="layout" svg:x1="11.214cm" svg:y1="20.141cm" svg:x2="11.364cm" svg:y2="20.141cm">
              <text:p/>
            </draw:line>
            <draw:line draw:style-name="gr13" draw:text-style-name="P2" draw:layer="layout" svg:x1="11.814cm" svg:y1="20.141cm" svg:x2="11.964cm" svg:y2="20.141cm">
              <text:p/>
            </draw:line>
            <draw:line draw:style-name="gr13" draw:text-style-name="P2" draw:layer="layout" svg:x1="11.514cm" svg:y1="20.141cm" svg:x2="11.664cm" svg:y2="20.141cm">
              <text:p/>
            </draw:line>
            <draw:line draw:style-name="gr13" draw:text-style-name="P2" draw:layer="layout" svg:x1="11.664cm" svg:y1="19.991cm" svg:x2="11.814cm" svg:y2="19.991cm">
              <text:p/>
            </draw:line>
            <draw:line draw:style-name="gr13" draw:text-style-name="P2" draw:layer="layout" svg:x1="12.114cm" svg:y1="20.141cm" svg:x2="12.264cm" svg:y2="20.141cm">
              <text:p/>
            </draw:line>
            <draw:line draw:style-name="gr13" draw:text-style-name="P2" draw:layer="layout" svg:x1="12.114cm" svg:y1="19.991cm" svg:x2="12.114cm" svg:y2="20.141cm">
              <text:p/>
            </draw:line>
          </draw:g>
        </draw:g>
        <draw:frame draw:style-name="gr1" draw:text-style-name="P1" draw:layer="layout" svg:width="3.9cm" svg:height="0.66cm" svg:x="11.287cm" svg:y="18.641cm">
          <draw:text-box>
            <text:p><text:span text:style-name="T1">Encoder</text:span></text:p>
          </draw:text-box>
        </draw:frame>
        <draw:frame draw:style-name="gr1" draw:text-style-name="P12" draw:layer="layout" svg:width="7.9cm" svg:height="0.79cm" svg:x="6.437cm" svg:y="17.895cm">
          <draw:text-box>
            <text:p><text:span text:style-name="T5">Servo control with brushless motor</text:span></text:p>
          </draw:text-box>
        </draw:frame>
        <draw:custom-shape draw:style-name="gr17" draw:text-style-name="P4" draw:layer="layout" svg:width="0.5cm" svg:height="0.1cm" svg:x="12.398cm" svg:y="15.946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9" draw:text-style-name="P2" draw:layer="layout" svg:x1="11.8cm" svg:y1="22.16cm" svg:x2="13.45cm" svg:y2="22.16cm">
          <text:p/>
        </draw:line>
        <draw:line draw:style-name="gr19" draw:text-style-name="P2" draw:layer="layout" svg:x1="13.45cm" svg:y1="20.7cm" svg:x2="13.45cm" svg:y2="22.172cm">
          <text:p/>
        </draw:line>
        <draw:custom-shape draw:style-name="gr15" draw:text-style-name="P4" draw:layer="layout" svg:width="1.5cm" svg:height="1.6cm" svg:x="10.287cm" svg:y="20.841cm">
          <text:p/>
          <draw:enhanced-geometry svg:viewBox="0 0 21600 21600" draw:type="rectangle" draw:enhanced-path="M 0 0 L 21600 0 21600 21600 0 21600 0 0 Z N"/>
        </draw:custom-shape>
        <draw:g>
          <draw:ellipse draw:style-name="gr20" draw:text-style-name="P13" draw:layer="layout" svg:width="0.17cm" svg:height="0.223cm" svg:x="12.268cm" svg:y="21.05cm" draw:kind="arc" draw:start-angle="359.7" draw:end-angle="181.05">
            <text:p/>
          </draw:ellipse>
          <draw:ellipse draw:style-name="gr20" draw:text-style-name="P13" draw:layer="layout" svg:width="0.17cm" svg:height="0.223cm" svg:x="12.608cm" svg:y="21.05cm" draw:kind="arc" draw:start-angle="359.7" draw:end-angle="181.05">
            <text:p/>
          </draw:ellipse>
          <draw:ellipse draw:style-name="gr20" draw:text-style-name="P13" draw:layer="layout" svg:width="0.171cm" svg:height="0.225cm" draw:transform="rotate (-3.14159265358979) translate (12.609cm 21.25cm)" draw:kind="arc" draw:start-angle="358.95" draw:end-angle="180.3">
            <text:p/>
          </draw:ellipse>
          <draw:ellipse draw:style-name="gr20" draw:text-style-name="P13" draw:layer="layout" svg:width="0.172cm" svg:height="0.225cm" draw:transform="rotate (-3.14159265358979) translate (12.27cm 21.25cm)" draw:kind="arc" draw:start-angle="358.95" draw:end-angle="180.3">
            <text:p/>
          </draw:ellipse>
        </draw:g>
        <draw:g>
          <draw:ellipse draw:style-name="gr20" draw:text-style-name="P13" draw:layer="layout" svg:width="0.17cm" svg:height="0.223cm" svg:x="12.268cm" svg:y="21.45cm" draw:kind="arc" draw:start-angle="359.7" draw:end-angle="181.05">
            <text:p/>
          </draw:ellipse>
          <draw:ellipse draw:style-name="gr20" draw:text-style-name="P13" draw:layer="layout" svg:width="0.17cm" svg:height="0.223cm" svg:x="12.608cm" svg:y="21.45cm" draw:kind="arc" draw:start-angle="359.7" draw:end-angle="181.05">
            <text:p/>
          </draw:ellipse>
          <draw:ellipse draw:style-name="gr20" draw:text-style-name="P13" draw:layer="layout" svg:width="0.171cm" svg:height="0.225cm" draw:transform="rotate (-3.14159265358979) translate (12.609cm 21.65cm)" draw:kind="arc" draw:start-angle="358.95" draw:end-angle="180.3">
            <text:p/>
          </draw:ellipse>
          <draw:ellipse draw:style-name="gr20" draw:text-style-name="P13" draw:layer="layout" svg:width="0.172cm" svg:height="0.225cm" draw:transform="rotate (-3.14159265358979) translate (12.27cm 21.65cm)" draw:kind="arc" draw:start-angle="358.95" draw:end-angle="180.3">
            <text:p/>
          </draw:ellipse>
        </draw:g>
        <draw:g>
          <draw:ellipse draw:style-name="gr20" draw:text-style-name="P13" draw:layer="layout" svg:width="0.17cm" svg:height="0.223cm" svg:x="12.268cm" svg:y="21.85cm" draw:kind="arc" draw:start-angle="359.7" draw:end-angle="181.05">
            <text:p/>
          </draw:ellipse>
          <draw:ellipse draw:style-name="gr20" draw:text-style-name="P13" draw:layer="layout" svg:width="0.17cm" svg:height="0.223cm" svg:x="12.608cm" svg:y="21.85cm" draw:kind="arc" draw:start-angle="359.7" draw:end-angle="181.05">
            <text:p/>
          </draw:ellipse>
          <draw:ellipse draw:style-name="gr20" draw:text-style-name="P13" draw:layer="layout" svg:width="0.171cm" svg:height="0.225cm" draw:transform="rotate (-3.14159265358979) translate (12.609cm 22.05cm)" draw:kind="arc" draw:start-angle="358.95" draw:end-angle="180.3">
            <text:p/>
          </draw:ellipse>
          <draw:ellipse draw:style-name="gr20" draw:text-style-name="P13" draw:layer="layout" svg:width="0.172cm" svg:height="0.225cm" draw:transform="rotate (-3.14159265358979) translate (12.27cm 22.05cm)" draw:kind="arc" draw:start-angle="358.95" draw:end-angle="180.3">
            <text:p/>
          </draw:ellipse>
        </draw:g>
        <draw:frame draw:style-name="gr1" draw:text-style-name="P11" draw:layer="layout" svg:width="3.9cm" svg:height="3.1cm" svg:x="15.749cm" svg:y="18.95cm">
          <draw:text-box>
            <text:p><text:span text:style-name="T4">Low torque</text:span></text:p>
            <text:p><text:span text:style-name="T4">High speed</text:span></text:p>
            <text:p><text:span text:style-name="T4">Slow transition</text:span></text:p>
            <text:p><text:span text:style-name="T4">Chase position</text:span></text:p>
            <text:p><text:span text:style-name="T4">PID adjustment</text:span></text:p>
            <text:p><text:span text:style-name="T4">Low noise</text:span></text:p>
            <text:p><text:span text:style-name="T4">Low weight </text:span></text:p>
            <text:p><text:span text:style-name="T4">Low wear</text:span></text:p>
          </draw:text-box>
        </draw:frame>
        <draw:g>
          <draw:custom-shape draw:style-name="gr21" draw:text-style-name="P8" draw:layer="layout" svg:width="0.45cm" svg:height="0.15cm" svg:x="9.55cm" svg:y="10.625cm">
            <text:p/>
            <draw:enhanced-geometry svg:viewBox="0 0 21600 21600" draw:text-areas="?f5 ?f1 ?f6 ?f3" draw:type="left-right-arrow" draw:modifiers="8826.5780730897 6458.4717607973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line draw:style-name="gr13" draw:text-style-name="P2" draw:layer="layout" svg:x1="9.75cm" svg:y1="9.75cm" svg:x2="9.75cm" svg:y2="9.9cm">
              <text:p/>
            </draw:line>
            <draw:line draw:style-name="gr13" draw:text-style-name="P2" draw:layer="layout" svg:x1="9.75cm" svg:y1="9.75cm" svg:x2="9.9cm" svg:y2="9.75cm">
              <text:p/>
            </draw:line>
            <draw:line draw:style-name="gr13" draw:text-style-name="P2" draw:layer="layout" svg:x1="9.6cm" svg:y1="9.9cm" svg:x2="9.75cm" svg:y2="9.9cm">
              <text:p/>
            </draw:line>
          </draw:g>
        </draw:g>
        <draw:g>
          <draw:custom-shape draw:style-name="gr21" draw:text-style-name="P8" draw:layer="layout" svg:width="0.45cm" svg:height="0.15cm" svg:x="9.602cm" svg:y="16.7cm">
            <text:p/>
            <draw:enhanced-geometry svg:viewBox="0 0 21600 21600" draw:text-areas="?f5 ?f1 ?f6 ?f3" draw:type="left-right-arrow" draw:modifiers="8826.5780730897 6458.4717607973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line draw:style-name="gr13" draw:text-style-name="P2" draw:layer="layout" svg:x1="9.802cm" svg:y1="15.825cm" svg:x2="9.802cm" svg:y2="15.975cm">
              <text:p/>
            </draw:line>
            <draw:line draw:style-name="gr13" draw:text-style-name="P2" draw:layer="layout" svg:x1="9.802cm" svg:y1="15.825cm" svg:x2="9.952cm" svg:y2="15.825cm">
              <text:p/>
            </draw:line>
            <draw:line draw:style-name="gr13" draw:text-style-name="P2" draw:layer="layout" svg:x1="9.652cm" svg:y1="15.975cm" svg:x2="9.802cm" svg:y2="15.975cm">
              <text:p/>
            </draw:line>
          </draw:g>
        </draw:g>
        <draw:g>
          <draw:custom-shape draw:style-name="gr21" draw:text-style-name="P8" draw:layer="layout" svg:width="0.45cm" svg:height="0.15cm" svg:x="9.7cm" svg:y="22.35cm">
            <text:p/>
            <draw:enhanced-geometry svg:viewBox="0 0 21600 21600" draw:text-areas="?f5 ?f1 ?f6 ?f3" draw:type="left-right-arrow" draw:modifiers="8826.5780730897 6458.4717607973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line draw:style-name="gr13" draw:text-style-name="P2" draw:layer="layout" svg:x1="9.9cm" svg:y1="21.475cm" svg:x2="9.9cm" svg:y2="21.625cm">
              <text:p/>
            </draw:line>
            <draw:line draw:style-name="gr13" draw:text-style-name="P2" draw:layer="layout" svg:x1="9.9cm" svg:y1="21.475cm" svg:x2="10.05cm" svg:y2="21.475cm">
              <text:p/>
            </draw:line>
            <draw:line draw:style-name="gr13" draw:text-style-name="P2" draw:layer="layout" svg:x1="9.75cm" svg:y1="21.625cm" svg:x2="9.9cm" svg:y2="21.625cm">
              <text:p/>
            </draw:line>
          </draw:g>
        </draw:g>
        <draw:g>
          <draw:custom-shape draw:style-name="gr21" draw:text-style-name="P8" draw:layer="layout" svg:width="0.45cm" svg:height="0.15cm" svg:x="9.6cm" svg:y="5.108cm">
            <text:p/>
            <draw:enhanced-geometry svg:viewBox="0 0 21600 21600" draw:text-areas="?f5 ?f1 ?f6 ?f3" draw:type="left-right-arrow" draw:modifiers="8826.5780730897 6458.4717607973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line draw:style-name="gr13" draw:text-style-name="P2" draw:layer="layout" svg:x1="9.8cm" svg:y1="4.233cm" svg:x2="9.8cm" svg:y2="4.383cm">
              <text:p/>
            </draw:line>
            <draw:line draw:style-name="gr13" draw:text-style-name="P2" draw:layer="layout" svg:x1="9.8cm" svg:y1="4.233cm" svg:x2="9.95cm" svg:y2="4.233cm">
              <text:p/>
            </draw:line>
            <draw:line draw:style-name="gr13" draw:text-style-name="P2" draw:layer="layout" svg:x1="9.65cm" svg:y1="4.383cm" svg:x2="9.8cm" svg:y2="4.383cm">
              <text:p/>
            </draw:line>
          </draw:g>
        </draw:g>
        <draw:frame draw:style-name="gr1" draw:text-style-name="P15" draw:layer="layout" svg:width="4.7cm" svg:height="0.66cm" svg:x="13.95cm" svg:y="22.55cm">
          <draw:text-box>
            <text:p text:style-name="P14"><text:span text:style-name="T6">Licence GFDL1.2 and CC BY-SA</text:span></text:p>
          </draw:text-box>
        </draw:frame>
        <draw:frame draw:style-name="gr1" draw:text-style-name="P15" draw:layer="layout" svg:width="4.7cm" svg:height="0.66cm" svg:x="13.95cm" svg:y="16.85cm">
          <draw:text-box>
            <text:p text:style-name="P14"><text:span text:style-name="T6">Licence GFDL1.2 and CC BY-SA</text:span></text:p>
          </draw:text-box>
        </draw:frame>
        <draw:frame draw:style-name="gr1" draw:text-style-name="P15" draw:layer="layout" svg:width="4.7cm" svg:height="0.66cm" svg:x="13.95cm" svg:y="11.15cm">
          <draw:text-box>
            <text:p text:style-name="P14"><text:span text:style-name="T6">Licence GFDL1.2 and CC BY-SA</text:span></text:p>
          </draw:text-box>
        </draw:frame>
        <draw:frame draw:style-name="gr1" draw:text-style-name="P15" draw:layer="layout" svg:width="4.7cm" svg:height="0.66cm" svg:x="14.25cm" svg:y="5.55cm">
          <draw:text-box>
            <text:p text:style-name="P14"><text:span text:style-name="T6">Licence GFDL1.2 and CC BY-S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marker-end-width="0.1cm" draw:fill="none" draw:fill-gradient-name="Gradient_20_2" draw:fill-hatch-name="Hatching_20_1" draw:fill-image-name="Bitmap_20_1"/>
      <style:paragraph-properties>
        <style:tab-stops/>
      </style:paragraph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00:53:13.664000000</meta:creation-date>
    <dc:date>2016-05-12T21:21:17.687000000</dc:date>
    <meta:editing-duration>PT5H16M9S</meta:editing-duration>
    <meta:editing-cycles>66</meta:editing-cycles>
    <meta:generator>LibreOffice/5.1.2.2$Windows_x86 LibreOffice_project/d3bf12ecb743fc0d20e0be0c58ca359301eb705f</meta:generator>
    <meta:document-statistic meta:object-count="417"/>
  </office:meta>
</office:document-meta>
</file>